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34fec" officeooo:paragraph-rsid="0000b05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83a6d3" officeooo:paragraph-rsid="0083a6d3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83a6d3" officeooo:paragraph-rsid="008504c8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8504c8" officeooo:paragraph-rsid="008504c8" style:font-size-asian="12pt" style:font-size-complex="12pt"/>
    </style:style>
    <style:style style:name="P6" style:family="paragraph" style:parent-style-name="Standard">
      <style:text-properties officeooo:rsid="0000b056" officeooo:paragraph-rsid="0000b056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ecc28" style:font-size-asian="12pt" style:font-size-complex="12pt"/>
    </style:style>
    <style:style style:name="P8" style:family="paragraph" style:parent-style-name="Preformatted_20_Text" style:list-style-name="L1">
      <style:text-properties officeooo:rsid="00064beb" officeooo:paragraph-rsid="0079dc6b"/>
    </style:style>
    <style:style style:name="P9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officeooo:paragraph-rsid="0079dc6b" style:font-size-asian="12pt" style:font-size-complex="12pt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692e96"/>
    </style:style>
    <style:style style:name="P12" style:family="paragraph" style:parent-style-name="Standard" style:list-style-name="L1">
      <style:text-properties officeooo:paragraph-rsid="006b5ae2"/>
    </style:style>
    <style:style style:name="P13" style:family="paragraph" style:parent-style-name="Standard" style:list-style-name="L1">
      <style:text-properties officeooo:paragraph-rsid="006fb24b"/>
    </style:style>
    <style:style style:name="P14" style:family="paragraph" style:parent-style-name="Standard" style:list-style-name="L1">
      <style:text-properties officeooo:paragraph-rsid="005aed7f"/>
    </style:style>
    <style:style style:name="P15" style:family="paragraph" style:parent-style-name="Standard" style:list-style-name="L1">
      <style:text-properties officeooo:paragraph-rsid="006aa689"/>
    </style:style>
    <style:style style:name="P16" style:family="paragraph" style:parent-style-name="Standard" style:list-style-name="L1">
      <style:text-properties officeooo:paragraph-rsid="006cda59"/>
    </style:style>
    <style:style style:name="P17" style:family="paragraph" style:parent-style-name="Standard" style:list-style-name="L1">
      <style:text-properties officeooo:paragraph-rsid="006ce13d"/>
    </style:style>
    <style:style style:name="P18" style:family="paragraph" style:parent-style-name="Standard" style:list-style-name="L1">
      <style:text-properties officeooo:paragraph-rsid="006ecc28"/>
    </style:style>
    <style:style style:name="P19" style:family="paragraph" style:parent-style-name="Standard" style:list-style-name="L1">
      <style:text-properties officeooo:paragraph-rsid="00734b99"/>
    </style:style>
    <style:style style:name="P20" style:family="paragraph" style:parent-style-name="Standard" style:list-style-name="L1">
      <style:text-properties officeooo:paragraph-rsid="00946408"/>
    </style:style>
    <style:style style:name="P21" style:family="paragraph" style:parent-style-name="Standard" style:list-style-name="L1">
      <style:text-properties officeooo:paragraph-rsid="009a6d03"/>
    </style:style>
    <style:style style:name="P22" style:family="paragraph" style:parent-style-name="Standard" style:list-style-name="L1">
      <style:text-properties officeooo:paragraph-rsid="00787bb1"/>
    </style:style>
    <style:style style:name="P23" style:family="paragraph" style:parent-style-name="Standard" style:list-style-name="L1">
      <style:text-properties officeooo:paragraph-rsid="0079d04e"/>
    </style:style>
    <style:style style:name="P24" style:family="paragraph" style:parent-style-name="Standard" style:list-style-name="L1">
      <style:text-properties officeooo:paragraph-rsid="0079dc6b"/>
    </style:style>
    <style:style style:name="P25" style:family="paragraph" style:parent-style-name="Standard" style:list-style-name="L1">
      <style:text-properties officeooo:paragraph-rsid="007ad5b9"/>
    </style:style>
    <style:style style:name="P26" style:family="paragraph" style:parent-style-name="Standard" style:list-style-name="L1">
      <style:text-properties officeooo:paragraph-rsid="007c1c8f"/>
    </style:style>
    <style:style style:name="P27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28" style:family="paragraph" style:parent-style-name="Standard" style:list-style-name="Numbering_20_123">
      <style:text-properties fo:color="#000000" style:font-name="Liberation Serif" fo:font-size="12pt" officeooo:rsid="0083a6d3" officeooo:paragraph-rsid="0083a6d3" style:font-size-asian="12pt" style:font-size-complex="12pt"/>
    </style:style>
    <style:style style:name="P29" style:family="paragraph" style:parent-style-name="Standard" style:list-style-name="Numbering_20_123">
      <style:text-properties fo:color="#000000" style:font-name="Liberation Serif" fo:font-size="12pt" officeooo:rsid="0083a6d3" officeooo:paragraph-rsid="008a401c" style:font-size-asian="12pt" style:font-size-complex="12pt"/>
    </style:style>
    <style:style style:name="P30" style:family="paragraph" style:parent-style-name="Standard" style:list-style-name="Numbering_20_123">
      <style:text-properties fo:color="#000000" style:font-name="Liberation Serif" fo:font-size="12pt" officeooo:rsid="0083a6d3" officeooo:paragraph-rsid="008504c8" style:font-size-asian="12pt" style:font-size-complex="12pt"/>
    </style:style>
    <style:style style:name="P31" style:family="paragraph" style:parent-style-name="Standard" style:list-style-name="Numbering_20_123">
      <style:text-properties fo:color="#000000" style:font-name="Liberation Serif" fo:font-size="12pt" officeooo:rsid="0083a6d3" officeooo:paragraph-rsid="00886cba" style:font-size-asian="12pt" style:font-size-complex="12pt"/>
    </style:style>
    <style:style style:name="P32" style:family="paragraph" style:parent-style-name="Standard" style:list-style-name="Numbering_20_123">
      <style:text-properties fo:color="#000000" style:font-name="Liberation Serif" fo:font-size="12pt" officeooo:rsid="0083a6d3" officeooo:paragraph-rsid="0088b093" style:font-size-asian="12pt" style:font-size-complex="12pt"/>
    </style:style>
    <style:style style:name="P33" style:family="paragraph" style:parent-style-name="Standard" style:list-style-name="Numbering_20_123">
      <style:text-properties fo:color="#000000" style:font-name="Liberation Serif" fo:font-size="12pt" officeooo:rsid="0083a6d3" officeooo:paragraph-rsid="008953b0" style:font-size-asian="12pt" style:font-size-complex="12pt"/>
    </style:style>
    <style:style style:name="P34" style:family="paragraph" style:parent-style-name="Standard" style:list-style-name="Numbering_20_123">
      <style:text-properties fo:color="#000000" style:font-name="Liberation Serif" fo:font-size="12pt" officeooo:rsid="008504c8" officeooo:paragraph-rsid="0086e03f" style:font-size-asian="12pt" style:font-size-complex="12pt"/>
    </style:style>
    <style:style style:name="P35" style:family="paragraph" style:parent-style-name="Standard" style:list-style-name="Numbering_20_123">
      <style:text-properties fo:color="#000000" style:font-name="Liberation Serif" fo:font-size="12pt" officeooo:rsid="008504c8" officeooo:paragraph-rsid="00886cba" style:font-size-asian="12pt" style:font-size-complex="12pt"/>
    </style:style>
    <style:style style:name="P36" style:family="paragraph" style:parent-style-name="Standard" style:list-style-name="Numbering_20_123">
      <style:text-properties fo:color="#000000" style:font-name="Liberation Serif" fo:font-size="12pt" officeooo:rsid="008504c8" officeooo:paragraph-rsid="0088b093" style:font-size-asian="12pt" style:font-size-complex="12pt"/>
    </style:style>
    <style:style style:name="P37" style:family="paragraph" style:parent-style-name="Standard" style:list-style-name="Numbering_20_123">
      <style:text-properties fo:color="#000000" style:font-name="Liberation Serif" fo:font-size="12pt" officeooo:rsid="008504c8" officeooo:paragraph-rsid="008953b0" style:font-size-asian="12pt" style:font-size-complex="12pt"/>
    </style:style>
    <style:style style:name="P38" style:family="paragraph" style:parent-style-name="Standard" style:list-style-name="Numbering_20_123">
      <style:text-properties fo:color="#000000" style:font-name="Liberation Serif" fo:font-size="12pt" officeooo:rsid="00886cba" officeooo:paragraph-rsid="00886cba" style:font-size-asian="12pt" style:font-size-complex="12pt"/>
    </style:style>
    <style:style style:name="P39" style:family="paragraph" style:parent-style-name="Standard" style:list-style-name="Numbering_20_123">
      <style:text-properties fo:color="#000000" style:font-name="Liberation Serif" fo:font-size="12pt" officeooo:rsid="00886cba" officeooo:paragraph-rsid="0088b093" style:font-size-asian="12pt" style:font-size-complex="12pt"/>
    </style:style>
    <style:style style:name="P40" style:family="paragraph" style:parent-style-name="Standard" style:list-style-name="Numbering_20_123">
      <style:text-properties fo:color="#000000" style:font-name="Liberation Serif" fo:font-size="12pt" officeooo:rsid="00886cba" officeooo:paragraph-rsid="008953b0" style:font-size-asian="12pt" style:font-size-complex="12pt"/>
    </style:style>
    <style:style style:name="P41" style:family="paragraph" style:parent-style-name="Standard" style:list-style-name="L1">
      <style:text-properties fo:color="#000000" style:font-name="Liberation Serif" fo:font-size="12pt" officeooo:rsid="00004167" officeooo:paragraph-rsid="00692e96" style:font-size-asian="12pt" style:font-size-complex="12pt"/>
    </style:style>
    <style:style style:name="P42" style:family="paragraph" style:parent-style-name="Standard" style:list-style-name="L1">
      <style:text-properties fo:color="#000000" style:font-name="Liberation Serif" fo:font-size="12pt" officeooo:rsid="00004167" officeooo:paragraph-rsid="006fb24b" style:font-size-asian="12pt" style:font-size-complex="12pt"/>
    </style:style>
    <style:style style:name="P43" style:family="paragraph" style:parent-style-name="Standard" style:list-style-name="L1">
      <style:text-properties fo:color="#000000" style:font-name="Liberation Serif" fo:font-size="12pt" officeooo:rsid="00004167" officeooo:paragraph-rsid="006aa689" style:font-size-asian="12pt" style:font-size-complex="12pt"/>
    </style:style>
    <style:style style:name="P44" style:family="paragraph" style:parent-style-name="Standard" style:list-style-name="L1">
      <style:text-properties fo:color="#000000" style:font-name="Liberation Serif" fo:font-size="12pt" officeooo:rsid="00004167" officeooo:paragraph-rsid="006ce13d" style:font-size-asian="12pt" style:font-size-complex="12pt"/>
    </style:style>
    <style:style style:name="P45" style:family="paragraph" style:parent-style-name="Standard" style:list-style-name="L1">
      <style:text-properties fo:color="#000000" style:font-name="Liberation Serif" fo:font-size="12pt" officeooo:rsid="00004167" officeooo:paragraph-rsid="00748411" style:font-size-asian="12pt" style:font-size-complex="12pt"/>
    </style:style>
    <style:style style:name="P46" style:family="paragraph" style:parent-style-name="Standard" style:list-style-name="L1">
      <style:text-properties fo:color="#000000" style:font-name="Liberation Serif" fo:font-size="12pt" officeooo:rsid="00004167" officeooo:paragraph-rsid="00946408" style:font-size-asian="12pt" style:font-size-complex="12pt"/>
    </style:style>
    <style:style style:name="P47" style:family="paragraph" style:parent-style-name="Standard" style:list-style-name="L1">
      <style:text-properties fo:color="#000000" style:font-name="Liberation Serif" fo:font-size="12pt" officeooo:rsid="00004167" officeooo:paragraph-rsid="009a6d03" style:font-size-asian="12pt" style:font-size-complex="12pt"/>
    </style:style>
    <style:style style:name="P48" style:family="paragraph" style:parent-style-name="Standard" style:list-style-name="L1">
      <style:text-properties fo:color="#000000" style:font-name="Liberation Serif" fo:font-size="12pt" officeooo:rsid="00004167" officeooo:paragraph-rsid="00734b99" style:font-size-asian="12pt" style:font-size-complex="12pt"/>
    </style:style>
    <style:style style:name="P49" style:family="paragraph" style:parent-style-name="Standard" style:list-style-name="L1">
      <style:text-properties fo:color="#000000" style:font-name="Liberation Serif" fo:font-size="12pt" officeooo:rsid="00004167" officeooo:paragraph-rsid="00787bb1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4167" officeooo:paragraph-rsid="007c3742" style:font-size-asian="12pt" style:font-size-complex="12pt"/>
    </style:style>
    <style:style style:name="P51" style:family="paragraph" style:parent-style-name="Standard" style:list-style-name="L1">
      <style:text-properties fo:color="#000000" style:font-name="Liberation Serif" fo:font-size="12pt" officeooo:rsid="00004167" officeooo:paragraph-rsid="007ad5b9" style:font-size-asian="12pt" style:font-size-complex="12pt"/>
    </style:style>
    <style:style style:name="P52" style:family="paragraph" style:parent-style-name="Standard" style:list-style-name="L1">
      <style:text-properties fo:color="#000000" style:font-name="Liberation Serif" fo:font-size="12pt" officeooo:rsid="00004167" officeooo:paragraph-rsid="007c1c8f" style:font-size-asian="12pt" style:font-size-complex="12pt"/>
    </style:style>
    <style:style style:name="P53" style:family="paragraph" style:parent-style-name="Standard" style:list-style-name="L1">
      <style:text-properties fo:color="#000000" style:font-name="Liberation Serif" fo:font-size="12pt" officeooo:rsid="0000b056" officeooo:paragraph-rsid="00692e96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0b056" officeooo:paragraph-rsid="006fb24b" style:font-size-asian="12pt" style:font-size-complex="12pt"/>
    </style:style>
    <style:style style:name="P55" style:family="paragraph" style:parent-style-name="Standard" style:list-style-name="L1">
      <style:text-properties fo:color="#000000" style:font-name="Liberation Serif" fo:font-size="12pt" officeooo:rsid="005cd9a5" officeooo:paragraph-rsid="006fb24b" style:font-size-asian="12pt" style:font-size-complex="12pt"/>
    </style:style>
    <style:style style:name="P56" style:family="paragraph" style:parent-style-name="Standard" style:list-style-name="L1">
      <style:text-properties fo:color="#000000" style:font-name="Liberation Serif" fo:font-size="12pt" officeooo:rsid="00124852" officeooo:paragraph-rsid="006fb24b" style:font-size-asian="12pt" style:font-size-complex="12pt"/>
    </style:style>
    <style:style style:name="P57" style:family="paragraph" style:parent-style-name="Standard" style:list-style-name="L1">
      <style:text-properties fo:color="#000000" style:font-name="Liberation Serif" fo:font-size="12pt" officeooo:rsid="00124852" officeooo:paragraph-rsid="006aa689" style:font-size-asian="12pt" style:font-size-complex="12pt"/>
    </style:style>
    <style:style style:name="P58" style:family="paragraph" style:parent-style-name="Standard" style:list-style-name="L1">
      <style:text-properties fo:color="#000000" style:font-name="Liberation Serif" fo:font-size="12pt" officeooo:rsid="00124852" officeooo:paragraph-rsid="00946408" style:font-size-asian="12pt" style:font-size-complex="12pt"/>
    </style:style>
    <style:style style:name="P59" style:family="paragraph" style:parent-style-name="Standard" style:list-style-name="L1">
      <style:text-properties fo:color="#000000" style:font-name="Liberation Serif" fo:font-size="12pt" officeooo:rsid="00124852" officeooo:paragraph-rsid="009a6d03" style:font-size-asian="12pt" style:font-size-complex="12pt"/>
    </style:style>
    <style:style style:name="P60" style:family="paragraph" style:parent-style-name="Standard" style:list-style-name="L1">
      <style:text-properties fo:color="#000000" style:font-name="Liberation Serif" fo:font-size="12pt" officeooo:rsid="00124852" officeooo:paragraph-rsid="00734b99" style:font-size-asian="12pt" style:font-size-complex="12pt"/>
    </style:style>
    <style:style style:name="P61" style:family="paragraph" style:parent-style-name="Standard" style:list-style-name="L1">
      <style:text-properties fo:color="#000000" style:font-name="Liberation Serif" fo:font-size="12pt" officeooo:rsid="00124852" officeooo:paragraph-rsid="00787bb1" style:font-size-asian="12pt" style:font-size-complex="12pt"/>
    </style:style>
    <style:style style:name="P62" style:family="paragraph" style:parent-style-name="Standard" style:list-style-name="L1">
      <style:text-properties fo:color="#000000" style:font-name="Liberation Serif" fo:font-size="12pt" officeooo:rsid="000e5c3a" officeooo:paragraph-rsid="006fb24b" style:font-size-asian="12pt" style:font-size-complex="12pt"/>
    </style:style>
    <style:style style:name="P63" style:family="paragraph" style:parent-style-name="Standard" style:list-style-name="L1">
      <style:text-properties fo:color="#000000" style:font-name="Liberation Serif" fo:font-size="12pt" officeooo:rsid="005e31aa" officeooo:paragraph-rsid="006fb24b" style:font-size-asian="12pt" style:font-size-complex="12pt"/>
    </style:style>
    <style:style style:name="P64" style:family="paragraph" style:parent-style-name="Standard" style:list-style-name="L1">
      <style:text-properties fo:color="#000000" style:font-name="Liberation Serif" fo:font-size="12pt" officeooo:rsid="00523766" officeooo:paragraph-rsid="006fb24b" style:font-size-asian="12pt" style:font-size-complex="12pt"/>
    </style:style>
    <style:style style:name="P65" style:family="paragraph" style:parent-style-name="Standard" style:list-style-name="L1">
      <style:text-properties fo:color="#000000" style:font-name="Liberation Serif" fo:font-size="12pt" officeooo:rsid="0060b380" officeooo:paragraph-rsid="006aa689" style:font-size-asian="12pt" style:font-size-complex="12pt"/>
    </style:style>
    <style:style style:name="P66" style:family="paragraph" style:parent-style-name="Standard" style:list-style-name="L1">
      <style:text-properties fo:color="#000000" style:font-name="Liberation Serif" fo:font-size="12pt" officeooo:rsid="0000f7aa" officeooo:paragraph-rsid="006aa689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paragraph-rsid="006ce13d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1e009" officeooo:paragraph-rsid="006aa689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1e009" officeooo:paragraph-rsid="006ce13d" style:font-size-asian="12pt" style:font-size-complex="12pt"/>
    </style:style>
    <style:style style:name="P71" style:family="paragraph" style:parent-style-name="Standard" style:list-style-name="L1">
      <style:text-properties fo:color="#000000" style:font-name="Liberation Serif" fo:font-size="12pt" officeooo:rsid="00581654" officeooo:paragraph-rsid="006ce13d" style:font-size-asian="12pt" style:font-size-complex="12pt"/>
    </style:style>
    <style:style style:name="P72" style:family="paragraph" style:parent-style-name="Standard" style:list-style-name="L1">
      <style:text-properties fo:color="#000000" style:font-name="Liberation Serif" fo:font-size="12pt" officeooo:rsid="00034390" officeooo:paragraph-rsid="00734b99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12a191" officeooo:paragraph-rsid="00734b99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3c6a1" officeooo:paragraph-rsid="00946408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c6a1" officeooo:paragraph-rsid="009a6d03" style:font-size-asian="12pt" style:font-size-complex="12pt"/>
    </style:style>
    <style:style style:name="P76" style:family="paragraph" style:parent-style-name="Standard" style:list-style-name="L1">
      <style:text-properties fo:color="#000000" style:font-name="Liberation Serif" fo:font-size="12pt" officeooo:rsid="0003c6a1" officeooo:paragraph-rsid="00734b99" style:font-size-asian="12pt" style:font-size-complex="12pt"/>
    </style:style>
    <style:style style:name="P77" style:family="paragraph" style:parent-style-name="Standard" style:list-style-name="L1">
      <style:text-properties fo:color="#000000" style:font-name="Liberation Serif" fo:font-size="12pt" officeooo:rsid="0003c6a1" officeooo:paragraph-rsid="00787bb1" style:font-size-asian="12pt" style:font-size-complex="12pt"/>
    </style:style>
    <style:style style:name="P78" style:family="paragraph" style:parent-style-name="Standard" style:list-style-name="L1">
      <style:text-properties fo:color="#000000" style:font-name="Liberation Serif" fo:font-size="12pt" officeooo:rsid="0003c6a1" officeooo:paragraph-rsid="007ad5b9" style:font-size-asian="12pt" style:font-size-complex="12pt"/>
    </style:style>
    <style:style style:name="P79" style:family="paragraph" style:parent-style-name="Standard" style:list-style-name="L1">
      <style:text-properties fo:color="#000000" style:font-name="Liberation Serif" fo:font-size="12pt" officeooo:rsid="0003c6a1" officeooo:paragraph-rsid="007c1c8f" style:font-size-asian="12pt" style:font-size-complex="12pt"/>
    </style:style>
    <style:style style:name="P80" style:family="paragraph" style:parent-style-name="Standard" style:list-style-name="L1">
      <style:text-properties fo:color="#000000" style:font-name="Liberation Serif" fo:font-size="12pt" officeooo:rsid="0064a1e5" officeooo:paragraph-rsid="00734b99" style:font-size-asian="12pt" style:font-size-complex="12pt"/>
    </style:style>
    <style:style style:name="P81" style:family="paragraph" style:parent-style-name="Standard" style:list-style-name="L1">
      <style:text-properties fo:color="#000000" style:font-name="Liberation Serif" fo:font-size="12pt" officeooo:rsid="00064beb" officeooo:paragraph-rsid="00734b99" style:font-size-asian="12pt" style:font-size-complex="12pt"/>
    </style:style>
    <style:style style:name="P82" style:family="paragraph" style:parent-style-name="Standard" style:list-style-name="L1">
      <style:text-properties fo:color="#000000" style:font-name="Liberation Serif" fo:font-size="12pt" officeooo:rsid="0048602c" officeooo:paragraph-rsid="0079dc6b" style:font-size-asian="12pt" style:font-size-complex="12pt"/>
    </style:style>
    <style:style style:name="P83" style:family="paragraph" style:parent-style-name="Standard" style:list-style-name="L1">
      <style:text-properties fo:color="#000000" style:font-name="Liberation Serif" fo:font-size="12pt" officeooo:rsid="000c14d5" officeooo:paragraph-rsid="0079dc6b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08f78a" officeooo:paragraph-rsid="007ad5b9" style:font-size-asian="12pt" style:font-size-complex="12pt"/>
    </style:style>
    <style:style style:name="P85" style:family="paragraph" style:parent-style-name="Standard" style:list-style-name="Numbering_20_123">
      <style:text-properties officeooo:paragraph-rsid="008504c8"/>
    </style:style>
    <style:style style:name="P86" style:family="paragraph" style:parent-style-name="Standard" style:list-style-name="Numbering_20_123">
      <style:text-properties officeooo:paragraph-rsid="008a401c"/>
    </style:style>
    <style:style style:name="P87" style:family="paragraph" style:parent-style-name="Standard" style:list-style-name="Numbering_20_123">
      <style:text-properties officeooo:paragraph-rsid="00886cba"/>
    </style:style>
    <style:style style:name="P88" style:family="paragraph" style:parent-style-name="Standard" style:list-style-name="Numbering_20_123">
      <style:text-properties officeooo:paragraph-rsid="008cd26b"/>
    </style:style>
    <style:style style:name="P89" style:family="paragraph" style:parent-style-name="Standard" style:list-style-name="Numbering_20_123">
      <style:text-properties officeooo:paragraph-rsid="0088b093"/>
    </style:style>
    <style:style style:name="P90" style:family="paragraph" style:parent-style-name="Standard" style:list-style-name="Numbering_20_123">
      <style:text-properties officeooo:paragraph-rsid="008953b0"/>
    </style:style>
    <style:style style:name="P91" style:family="paragraph" style:parent-style-name="Standard" style:list-style-name="L1">
      <style:text-properties officeooo:rsid="005cd9a5" officeooo:paragraph-rsid="00692e96"/>
    </style:style>
    <style:style style:name="P92" style:family="paragraph" style:parent-style-name="Standard" style:list-style-name="L1">
      <style:text-properties officeooo:rsid="005cd9a5" officeooo:paragraph-rsid="006ecc28"/>
    </style:style>
    <style:style style:name="P9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92e96" style:font-size-asian="12pt" style:font-size-complex="12pt"/>
    </style:style>
    <style:style style:name="P9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fb24b" style:font-size-asian="12pt" style:font-size-complex="12pt"/>
    </style:style>
    <style:style style:name="P9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aa689" style:font-size-asian="12pt" style:font-size-complex="12pt"/>
    </style:style>
    <style:style style:name="P9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161887" style:font-size-asian="12pt" style:font-size-complex="12pt"/>
    </style:style>
    <style:style style:name="P9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ce13d" style:font-size-asian="12pt" style:font-size-complex="12pt"/>
    </style:style>
    <style:style style:name="P9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34b99" style:font-size-asian="12pt" style:font-size-complex="12pt"/>
    </style:style>
    <style:style style:name="P9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46408" style:font-size-asian="12pt" style:font-size-complex="12pt"/>
    </style:style>
    <style:style style:name="P10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a6d03" style:font-size-asian="12pt" style:font-size-complex="12pt"/>
    </style:style>
    <style:style style:name="P10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87bb1" style:font-size-asian="12pt" style:font-size-complex="12pt"/>
    </style:style>
    <style:style style:name="P10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04e" style:font-size-asian="12pt" style:font-size-complex="12pt"/>
    </style:style>
    <style:style style:name="P10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c6b" style:font-size-asian="12pt" style:font-size-complex="12pt"/>
    </style:style>
    <style:style style:name="P10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ad5b9" style:font-size-asian="12pt" style:font-size-complex="12pt"/>
    </style:style>
    <style:style style:name="P10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c1c8f" style:font-size-asian="12pt" style:font-size-complex="12pt"/>
    </style:style>
    <style:style style:name="P10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92e96" style:font-size-asian="12pt" style:font-size-complex="12pt"/>
    </style:style>
    <style:style style:name="P10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fb24b" style:font-size-asian="12pt" style:font-size-complex="12pt"/>
    </style:style>
    <style:style style:name="P10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aa689" style:font-size-asian="12pt" style:font-size-complex="12pt"/>
    </style:style>
    <style:style style:name="P10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ce13d" style:font-size-asian="12pt" style:font-size-complex="12pt"/>
    </style:style>
    <style:style style:name="P11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87bb1" style:font-size-asian="12pt" style:font-size-complex="12pt"/>
    </style:style>
    <style:style style:name="P11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c1c8f" style:font-size-asian="12pt" style:font-size-complex="12pt"/>
    </style:style>
    <style:style style:name="P11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6fb24b" officeooo:paragraph-rsid="006fb24b" style:font-size-asian="12pt" style:font-size-complex="12pt"/>
    </style:style>
    <style:style style:name="P11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9a6d03" style:font-size-asian="12pt" style:font-size-complex="12pt"/>
    </style:style>
    <style:style style:name="P11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04e" style:font-size-asian="12pt" style:font-size-complex="12pt"/>
    </style:style>
    <style:style style:name="P11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c6b" style:font-size-asian="12pt" style:font-size-complex="12pt"/>
    </style:style>
    <style:style style:name="P11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87bb1" officeooo:paragraph-rsid="00787bb1" style:font-size-asian="12pt" style:font-size-complex="12pt"/>
    </style:style>
    <style:style style:name="P11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ad5b9" officeooo:paragraph-rsid="007ad5b9" style:font-size-asian="12pt" style:font-size-complex="12pt"/>
    </style:style>
    <style:style style:name="P11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45cf" officeooo:paragraph-rsid="006ecc28" style:font-size-asian="12pt" style:font-size-complex="12pt"/>
    </style:style>
    <style:style style:name="P119" style:family="paragraph" style:parent-style-name="Standard" style:list-style-name="L1">
      <style:text-properties officeooo:rsid="0000b056" officeooo:paragraph-rsid="00692e96"/>
    </style:style>
    <style:style style:name="P120" style:family="paragraph" style:parent-style-name="Standard" style:list-style-name="L1">
      <style:text-properties officeooo:rsid="0000b056" officeooo:paragraph-rsid="006fb24b"/>
    </style:style>
    <style:style style:name="P121" style:family="paragraph" style:parent-style-name="Standard" style:list-style-name="L1">
      <style:text-properties officeooo:rsid="0000b056" officeooo:paragraph-rsid="006ce13d"/>
    </style:style>
    <style:style style:name="P122" style:family="paragraph" style:parent-style-name="Standard" style:list-style-name="L1">
      <style:text-properties officeooo:rsid="0000b056" officeooo:paragraph-rsid="007c3742"/>
    </style:style>
    <style:style style:name="P123" style:family="paragraph" style:parent-style-name="Standard" style:list-style-name="L1">
      <style:text-properties officeooo:rsid="0000b056" officeooo:paragraph-rsid="007c1c8f"/>
    </style:style>
    <style:style style:name="P124" style:family="paragraph" style:parent-style-name="Standard" style:list-style-name="L1">
      <style:text-properties officeooo:rsid="00161887" officeooo:paragraph-rsid="00692e96"/>
    </style:style>
    <style:style style:name="P125" style:family="paragraph" style:parent-style-name="Standard" style:list-style-name="L1">
      <style:text-properties officeooo:rsid="005aed7f" officeooo:paragraph-rsid="00692e96"/>
    </style:style>
    <style:style style:name="P126" style:family="paragraph" style:parent-style-name="Standard" style:list-style-name="L1">
      <style:text-properties officeooo:rsid="005e31aa" officeooo:paragraph-rsid="00692e96"/>
    </style:style>
    <style:style style:name="P127" style:family="paragraph" style:parent-style-name="Standard" style:list-style-name="L1">
      <style:text-properties officeooo:rsid="005e31aa" officeooo:paragraph-rsid="006fb24b"/>
    </style:style>
    <style:style style:name="P128" style:family="paragraph" style:parent-style-name="Standard" style:list-style-name="L1">
      <style:text-properties officeooo:rsid="005e31aa" officeooo:paragraph-rsid="006aa689"/>
    </style:style>
    <style:style style:name="P129" style:family="paragraph" style:parent-style-name="Standard" style:list-style-name="L1">
      <style:text-properties officeooo:rsid="005e31aa" officeooo:paragraph-rsid="0079dc6b"/>
    </style:style>
    <style:style style:name="P130" style:family="paragraph" style:parent-style-name="Standard" style:list-style-name="L1">
      <style:text-properties officeooo:rsid="005e31aa" officeooo:paragraph-rsid="007ad5b9"/>
    </style:style>
    <style:style style:name="P131" style:family="paragraph" style:parent-style-name="Standard" style:list-style-name="L1">
      <style:text-properties officeooo:rsid="0000f7aa" officeooo:paragraph-rsid="006aa689"/>
    </style:style>
    <style:style style:name="P132" style:family="paragraph" style:parent-style-name="Standard" style:list-style-name="L1">
      <style:text-properties officeooo:rsid="0060b380" officeooo:paragraph-rsid="006ce13d"/>
    </style:style>
    <style:style style:name="P133" style:family="paragraph" style:parent-style-name="Standard" style:list-style-name="L1">
      <style:text-properties officeooo:rsid="0001e009" officeooo:paragraph-rsid="006ce13d"/>
    </style:style>
    <style:style style:name="P134" style:family="paragraph" style:parent-style-name="Standard" style:list-style-name="L1">
      <style:text-properties officeooo:rsid="006fb24b" officeooo:paragraph-rsid="006fb24b"/>
    </style:style>
    <style:style style:name="P135" style:family="paragraph" style:parent-style-name="Standard" style:list-style-name="L1">
      <style:text-properties officeooo:rsid="00734b99" officeooo:paragraph-rsid="00734b99"/>
    </style:style>
    <style:style style:name="P136" style:family="paragraph" style:parent-style-name="Standard" style:list-style-name="L1">
      <style:text-properties officeooo:rsid="00734b99" officeooo:paragraph-rsid="00946408"/>
    </style:style>
    <style:style style:name="P137" style:family="paragraph" style:parent-style-name="Standard" style:list-style-name="L1">
      <style:text-properties officeooo:rsid="00004167" officeooo:paragraph-rsid="00748411"/>
    </style:style>
    <style:style style:name="P138" style:family="paragraph" style:parent-style-name="Standard" style:list-style-name="L1">
      <style:text-properties officeooo:rsid="00034390" officeooo:paragraph-rsid="00734b99"/>
    </style:style>
    <style:style style:name="P139" style:family="paragraph" style:parent-style-name="Standard" style:list-style-name="L1">
      <style:text-properties officeooo:rsid="00064beb" officeooo:paragraph-rsid="00734b99"/>
    </style:style>
    <style:style style:name="P140" style:family="paragraph" style:parent-style-name="Standard" style:list-style-name="L1">
      <style:text-properties officeooo:rsid="00064beb" officeooo:paragraph-rsid="0079dc6b"/>
    </style:style>
    <style:style style:name="P141" style:family="paragraph" style:parent-style-name="Standard" style:list-style-name="L1">
      <style:text-properties officeooo:rsid="00034fec"/>
    </style:style>
    <style:style style:name="P142" style:family="paragraph" style:parent-style-name="Standard" style:list-style-name="L1">
      <style:text-properties officeooo:rsid="00034fec" officeooo:paragraph-rsid="00734b99"/>
    </style:style>
    <style:style style:name="P143" style:family="paragraph" style:parent-style-name="Standard" style:list-style-name="L1">
      <style:text-properties officeooo:rsid="0062aa1f" officeooo:paragraph-rsid="00946408"/>
    </style:style>
    <style:style style:name="P144" style:family="paragraph" style:parent-style-name="Standard" style:list-style-name="L1">
      <style:text-properties officeooo:rsid="00777bac" officeooo:paragraph-rsid="00777bac"/>
    </style:style>
    <style:style style:name="P145" style:family="paragraph" style:parent-style-name="Standard" style:list-style-name="L1">
      <style:text-properties officeooo:rsid="00672514" officeooo:paragraph-rsid="00787bb1"/>
    </style:style>
    <style:style style:name="P146" style:family="paragraph" style:parent-style-name="Standard" style:list-style-name="L1">
      <style:text-properties officeooo:rsid="0040587f" officeooo:paragraph-rsid="0079dc6b"/>
    </style:style>
    <style:style style:name="P147" style:family="paragraph" style:parent-style-name="Standard" style:list-style-name="L1">
      <style:text-properties officeooo:rsid="000b0ef5" officeooo:paragraph-rsid="0079dc6b"/>
    </style:style>
    <style:style style:name="P148" style:family="paragraph" style:parent-style-name="Standard" style:list-style-name="L2">
      <style:text-properties officeooo:rsid="000b0ef5" officeooo:paragraph-rsid="009fa4cc"/>
    </style:style>
    <style:style style:name="P149" style:family="paragraph" style:parent-style-name="Standard" style:list-style-name="L1">
      <style:text-properties officeooo:rsid="003f54e7" officeooo:paragraph-rsid="0079dc6b"/>
    </style:style>
    <style:style style:name="P150" style:family="paragraph" style:parent-style-name="Standard" style:list-style-name="L1">
      <style:text-properties officeooo:rsid="000c14d5" officeooo:paragraph-rsid="0079dc6b"/>
    </style:style>
    <style:style style:name="P151" style:family="paragraph" style:parent-style-name="Standard" style:list-style-name="L1">
      <style:text-properties officeooo:rsid="007d6641" officeooo:paragraph-rsid="007d6641"/>
    </style:style>
    <style:style style:name="P152" style:family="paragraph" style:parent-style-name="Standard" style:list-style-name="L1">
      <style:text-properties officeooo:rsid="0008f78a" officeooo:paragraph-rsid="007ad5b9"/>
    </style:style>
    <style:style style:name="P153" style:family="paragraph" style:parent-style-name="Standard" style:list-style-name="L1">
      <style:text-properties officeooo:rsid="007f56fa" officeooo:paragraph-rsid="007f56fa"/>
    </style:style>
    <style:style style:name="P154" style:family="paragraph" style:parent-style-name="Standard" style:list-style-name="L1">
      <style:text-properties officeooo:rsid="0080bb28" officeooo:paragraph-rsid="0080bb28"/>
    </style:style>
    <style:style style:name="P155" style:family="paragraph" style:parent-style-name="Standard" style:list-style-name="L1">
      <style:text-properties officeooo:rsid="0003c6a1" officeooo:paragraph-rsid="007c1c8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692e96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4852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0416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6cda59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6ecc28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04167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8602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04167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004167"/>
    </style:style>
    <style:style style:name="T22" style:family="text">
      <style:text-properties fo:font-variant="normal" fo:text-transform="none" fo:letter-spacing="normal" fo:font-style="normal" fo:font-weight="normal" officeooo:rsid="00071c38"/>
    </style:style>
    <style:style style:name="T23" style:family="text">
      <style:text-properties fo:font-variant="normal" fo:text-transform="none" fo:letter-spacing="normal" fo:font-style="normal" fo:font-weight="normal" officeooo:rsid="00034390"/>
    </style:style>
    <style:style style:name="T24" style:family="text">
      <style:text-properties fo:font-variant="normal" fo:text-transform="none" fo:letter-spacing="normal" fo:font-style="normal" fo:font-weight="normal" officeooo:rsid="0008f78a"/>
    </style:style>
    <style:style style:name="T25" style:family="text">
      <style:text-properties fo:font-variant="normal" fo:text-transform="none" fo:letter-spacing="normal" fo:font-style="normal" fo:font-weight="normal" officeooo:rsid="0012a191"/>
    </style:style>
    <style:style style:name="T26" style:family="text">
      <style:text-properties fo:font-variant="normal" fo:text-transform="none" fo:letter-spacing="normal" fo:font-style="normal" fo:font-weight="normal" officeooo:rsid="0014033a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font-variant="normal" fo:text-transform="none" fo:letter-spacing="normal" fo:font-style="normal" fo:font-weight="normal" officeooo:rsid="001dc081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004167" style:font-size-asian="12pt" style:font-size-complex="12pt"/>
    </style:style>
    <style:style style:name="T35" style:family="text">
      <style:text-properties fo:color="#000000" style:font-name="Liberation Serif" fo:font-size="12pt" officeooo:rsid="0000b056" style:font-size-asian="12pt" style:font-size-complex="12pt"/>
    </style:style>
    <style:style style:name="T36" style:family="text">
      <style:text-properties fo:color="#000000" style:font-name="Liberation Serif" fo:font-size="12pt" officeooo:rsid="0001e009" style:font-size-asian="12pt" style:font-size-complex="12pt"/>
    </style:style>
    <style:style style:name="T37" style:family="text">
      <style:text-properties fo:color="#000000" style:font-name="Liberation Serif" fo:font-size="12pt" officeooo:rsid="00034fec" style:font-size-asian="12pt" style:font-size-complex="12pt"/>
    </style:style>
    <style:style style:name="T38" style:family="text">
      <style:text-properties fo:color="#000000" style:font-name="Liberation Serif" fo:font-size="12pt" officeooo:rsid="00034390" style:font-size-asian="12pt" style:font-size-complex="12pt"/>
    </style:style>
    <style:style style:name="T39" style:family="text">
      <style:text-properties fo:color="#000000" style:font-name="Liberation Serif" fo:font-size="12pt" officeooo:rsid="0003c6a1" style:font-size-asian="12pt" style:font-size-complex="12pt"/>
    </style:style>
    <style:style style:name="T40" style:family="text">
      <style:text-properties fo:color="#000000" style:font-name="Liberation Serif" fo:font-size="12pt" officeooo:rsid="0005b2e3" style:font-size-asian="12pt" style:font-size-complex="12pt"/>
    </style:style>
    <style:style style:name="T41" style:family="text">
      <style:text-properties fo:color="#000000" style:font-name="Liberation Serif" fo:font-size="12pt" officeooo:rsid="00064beb" style:font-size-asian="12pt" style:font-size-complex="12pt"/>
    </style:style>
    <style:style style:name="T42" style:family="text">
      <style:text-properties fo:color="#000000" style:font-name="Liberation Serif" fo:font-size="12pt" officeooo:rsid="00071c38" style:font-size-asian="12pt" style:font-size-complex="12pt"/>
    </style:style>
    <style:style style:name="T43" style:family="text">
      <style:text-properties fo:color="#000000" style:font-name="Liberation Serif" fo:font-size="12pt" officeooo:rsid="0008f78a" style:font-size-asian="12pt" style:font-size-complex="12pt"/>
    </style:style>
    <style:style style:name="T44" style:family="text">
      <style:text-properties fo:color="#000000" style:font-name="Liberation Serif" fo:font-size="12pt" officeooo:rsid="000a3cce" style:font-size-asian="12pt" style:font-size-complex="12pt"/>
    </style:style>
    <style:style style:name="T45" style:family="text">
      <style:text-properties fo:color="#000000" style:font-name="Liberation Serif" fo:font-size="12pt" officeooo:rsid="000e5c3a" style:font-size-asian="12pt" style:font-size-complex="12pt"/>
    </style:style>
    <style:style style:name="T46" style:family="text">
      <style:text-properties fo:color="#000000" style:font-name="Liberation Serif" fo:font-size="12pt" officeooo:rsid="000fcfb8" style:font-size-asian="12pt" style:font-size-complex="12pt"/>
    </style:style>
    <style:style style:name="T47" style:family="text">
      <style:text-properties fo:color="#000000" style:font-name="Liberation Serif" fo:font-size="12pt" officeooo:rsid="0010178c" style:font-size-asian="12pt" style:font-size-complex="12pt"/>
    </style:style>
    <style:style style:name="T48" style:family="text">
      <style:text-properties fo:color="#000000" style:font-name="Liberation Serif" fo:font-size="12pt" officeooo:rsid="00124852" style:font-size-asian="12pt" style:font-size-complex="12pt"/>
    </style:style>
    <style:style style:name="T49" style:family="text">
      <style:text-properties fo:color="#000000" style:font-name="Liberation Serif" fo:font-size="12pt" officeooo:rsid="0012a191" style:font-size-asian="12pt" style:font-size-complex="12pt"/>
    </style:style>
    <style:style style:name="T50" style:family="text">
      <style:text-properties fo:color="#000000" style:font-name="Liberation Serif" fo:font-size="12pt" officeooo:rsid="0012007f" style:font-size-asian="12pt" style:font-size-complex="12pt"/>
    </style:style>
    <style:style style:name="T51" style:family="text">
      <style:text-properties fo:color="#000000" style:font-name="Liberation Serif" fo:font-size="12pt" officeooo:rsid="00133de7" style:font-size-asian="12pt" style:font-size-complex="12pt"/>
    </style:style>
    <style:style style:name="T52" style:family="text">
      <style:text-properties fo:color="#000000" style:font-name="Liberation Serif" fo:font-size="12pt" officeooo:rsid="001e6d42" style:font-size-asian="12pt" style:font-size-complex="12pt"/>
    </style:style>
    <style:style style:name="T53" style:family="text">
      <style:text-properties fo:color="#000000" style:font-name="Liberation Serif" fo:font-size="12pt" officeooo:rsid="001ede75" style:font-size-asian="12pt" style:font-size-complex="12pt"/>
    </style:style>
    <style:style style:name="T54" style:family="text">
      <style:text-properties fo:color="#000000" style:font-name="Liberation Serif" fo:font-size="12pt" officeooo:rsid="000c14d5" style:font-size-asian="12pt" style:font-size-complex="12pt"/>
    </style:style>
    <style:style style:name="T55" style:family="text">
      <style:text-properties fo:color="#000000" style:font-name="Liberation Serif" fo:font-size="12pt" officeooo:rsid="0043c646" style:font-size-asian="12pt" style:font-size-complex="12pt"/>
    </style:style>
    <style:style style:name="T56" style:family="text">
      <style:text-properties fo:color="#000000" style:font-name="Liberation Serif" fo:font-size="12pt" officeooo:rsid="004425a8" style:font-size-asian="12pt" style:font-size-complex="12pt"/>
    </style:style>
    <style:style style:name="T57" style:family="text">
      <style:text-properties fo:color="#000000" style:font-name="Liberation Serif" fo:font-size="12pt" officeooo:rsid="00460ea0" style:font-size-asian="12pt" style:font-size-complex="12pt"/>
    </style:style>
    <style:style style:name="T58" style:family="text">
      <style:text-properties fo:color="#000000" style:font-name="Liberation Serif" fo:font-size="12pt" officeooo:rsid="004770f3" style:font-size-asian="12pt" style:font-size-complex="12pt"/>
    </style:style>
    <style:style style:name="T59" style:family="text">
      <style:text-properties fo:color="#000000" style:font-name="Liberation Serif" fo:font-size="12pt" officeooo:rsid="0047b350" style:font-size-asian="12pt" style:font-size-complex="12pt"/>
    </style:style>
    <style:style style:name="T60" style:family="text">
      <style:text-properties fo:color="#000000" style:font-name="Liberation Serif" fo:font-size="12pt" officeooo:rsid="0048602c" style:font-size-asian="12pt" style:font-size-complex="12pt"/>
    </style:style>
    <style:style style:name="T61" style:family="text">
      <style:text-properties fo:color="#000000" style:font-name="Liberation Serif" fo:font-size="12pt" officeooo:rsid="00523766" style:font-size-asian="12pt" style:font-size-complex="12pt"/>
    </style:style>
    <style:style style:name="T62" style:family="text">
      <style:text-properties fo:color="#000000" style:font-name="Liberation Serif" fo:font-size="12pt" officeooo:rsid="0053e3c2" style:font-size-asian="12pt" style:font-size-complex="12pt"/>
    </style:style>
    <style:style style:name="T63" style:family="text">
      <style:text-properties fo:color="#000000" style:font-name="Liberation Serif" fo:font-size="12pt" officeooo:rsid="005551f7" style:font-size-asian="12pt" style:font-size-complex="12pt"/>
    </style:style>
    <style:style style:name="T64" style:family="text">
      <style:text-properties fo:color="#000000" style:font-name="Liberation Serif" fo:font-size="12pt" officeooo:rsid="00565e12" style:font-size-asian="12pt" style:font-size-complex="12pt"/>
    </style:style>
    <style:style style:name="T65" style:family="text">
      <style:text-properties fo:color="#000000" style:font-name="Liberation Serif" fo:font-size="12pt" officeooo:rsid="00581654" style:font-size-asian="12pt" style:font-size-complex="12pt"/>
    </style:style>
    <style:style style:name="T66" style:family="text">
      <style:text-properties fo:color="#000000" style:font-name="Liberation Serif" fo:font-size="12pt" officeooo:rsid="0059d468" style:font-size-asian="12pt" style:font-size-complex="12pt"/>
    </style:style>
    <style:style style:name="T67" style:family="text">
      <style:text-properties fo:color="#000000" style:font-name="Liberation Serif" fo:font-size="12pt" officeooo:rsid="005aed7f" style:font-size-asian="12pt" style:font-size-complex="12pt"/>
    </style:style>
    <style:style style:name="T68" style:family="text">
      <style:text-properties fo:color="#000000" style:font-name="Liberation Serif" fo:font-size="12pt" officeooo:rsid="005c32cc" style:font-size-asian="12pt" style:font-size-complex="12pt"/>
    </style:style>
    <style:style style:name="T69" style:family="text">
      <style:text-properties fo:color="#000000" style:font-name="Liberation Serif" fo:font-size="12pt" officeooo:rsid="005e31aa" style:font-size-asian="12pt" style:font-size-complex="12pt"/>
    </style:style>
    <style:style style:name="T70" style:family="text">
      <style:text-properties fo:color="#000000" style:font-name="Liberation Serif" fo:font-size="12pt" officeooo:rsid="0060230e" style:font-size-asian="12pt" style:font-size-complex="12pt"/>
    </style:style>
    <style:style style:name="T71" style:family="text">
      <style:text-properties fo:color="#000000" style:font-name="Liberation Serif" fo:font-size="12pt" officeooo:rsid="0060b380" style:font-size-asian="12pt" style:font-size-complex="12pt"/>
    </style:style>
    <style:style style:name="T72" style:family="text">
      <style:text-properties fo:color="#000000" style:font-name="Liberation Serif" fo:font-size="12pt" officeooo:rsid="0062aa1f" style:font-size-asian="12pt" style:font-size-complex="12pt"/>
    </style:style>
    <style:style style:name="T73" style:family="text">
      <style:text-properties fo:color="#000000" style:font-name="Liberation Serif" fo:font-size="12pt" officeooo:rsid="0064a1e5" style:font-size-asian="12pt" style:font-size-complex="12pt"/>
    </style:style>
    <style:style style:name="T74" style:family="text">
      <style:text-properties fo:color="#000000" style:font-name="Liberation Serif" fo:font-size="12pt" officeooo:rsid="0065ebce" style:font-size-asian="12pt" style:font-size-complex="12pt"/>
    </style:style>
    <style:style style:name="T75" style:family="text">
      <style:text-properties fo:color="#000000" style:font-name="Liberation Serif" fo:font-size="12pt" officeooo:rsid="00672514" style:font-size-asian="12pt" style:font-size-complex="12pt"/>
    </style:style>
    <style:style style:name="T76" style:family="text">
      <style:text-properties fo:color="#000000" style:font-name="Liberation Serif" fo:font-size="12pt" officeooo:rsid="0067f6de" style:font-size-asian="12pt" style:font-size-complex="12pt"/>
    </style:style>
    <style:style style:name="T77" style:family="text">
      <style:text-properties fo:color="#000000" style:font-name="Liberation Serif" fo:font-size="12pt" officeooo:rsid="00692e96" style:font-size-asian="12pt" style:font-size-complex="12pt"/>
    </style:style>
    <style:style style:name="T78" style:family="text">
      <style:text-properties fo:color="#000000" style:font-name="Liberation Serif" fo:font-size="12pt" officeooo:rsid="006fb24b" style:font-size-asian="12pt" style:font-size-complex="12pt"/>
    </style:style>
    <style:style style:name="T79" style:family="text">
      <style:text-properties fo:color="#000000" style:font-name="Liberation Serif" fo:font-size="12pt" officeooo:rsid="005cd9a5" style:font-size-asian="12pt" style:font-size-complex="12pt"/>
    </style:style>
    <style:style style:name="T80" style:family="text">
      <style:text-properties fo:color="#000000" style:font-name="Liberation Serif" fo:font-size="12pt" officeooo:rsid="00719ce8" style:font-size-asian="12pt" style:font-size-complex="12pt"/>
    </style:style>
    <style:style style:name="T81" style:family="text">
      <style:text-properties fo:color="#000000" style:font-name="Liberation Serif" fo:font-size="12pt" officeooo:rsid="00734b99" style:font-size-asian="12pt" style:font-size-complex="12pt"/>
    </style:style>
    <style:style style:name="T82" style:family="text">
      <style:text-properties fo:color="#000000" style:font-name="Liberation Serif" fo:font-size="12pt" officeooo:rsid="00748411" style:font-size-asian="12pt" style:font-size-complex="12pt"/>
    </style:style>
    <style:style style:name="T83" style:family="text">
      <style:text-properties fo:color="#000000" style:font-name="Liberation Serif" fo:font-size="12pt" officeooo:rsid="0079d04e" style:font-size-asian="12pt" style:font-size-complex="12pt"/>
    </style:style>
    <style:style style:name="T84" style:family="text">
      <style:text-properties fo:color="#000000" style:font-name="Liberation Serif" fo:font-size="12pt" officeooo:rsid="007d6641" style:font-size-asian="12pt" style:font-size-complex="12pt"/>
    </style:style>
    <style:style style:name="T85" style:family="text">
      <style:text-properties fo:color="#000000" style:font-name="Liberation Serif" fo:font-size="12pt" officeooo:rsid="0080bb28" style:font-size-asian="12pt" style:font-size-complex="12pt"/>
    </style:style>
    <style:style style:name="T86" style:family="text">
      <style:text-properties fo:color="#000000" style:font-name="Liberation Serif" fo:font-size="12pt" officeooo:rsid="0083a6d3" style:font-size-asian="12pt" style:font-size-complex="12pt"/>
    </style:style>
    <style:style style:name="T87" style:family="text">
      <style:text-properties fo:color="#000000" style:font-name="Liberation Serif" fo:font-size="12pt" officeooo:rsid="008504c8" style:font-size-asian="12pt" style:font-size-complex="12pt"/>
    </style:style>
    <style:style style:name="T88" style:family="text">
      <style:text-properties fo:color="#000000" style:font-name="Liberation Serif" fo:font-size="12pt" officeooo:rsid="00886cba" style:font-size-asian="12pt" style:font-size-complex="12pt"/>
    </style:style>
    <style:style style:name="T89" style:family="text">
      <style:text-properties fo:color="#000000" style:font-name="Liberation Serif" fo:font-size="12pt" officeooo:rsid="0088b093" style:font-size-asian="12pt" style:font-size-complex="12pt"/>
    </style:style>
    <style:style style:name="T90" style:family="text">
      <style:text-properties fo:color="#000000" style:font-name="Liberation Serif" fo:font-size="12pt" officeooo:rsid="008953b0" style:font-size-asian="12pt" style:font-size-complex="12pt"/>
    </style:style>
    <style:style style:name="T91" style:family="text">
      <style:text-properties fo:color="#000000" style:font-name="Liberation Serif" fo:font-size="12pt" officeooo:rsid="008cd26b" style:font-size-asian="12pt" style:font-size-complex="12pt"/>
    </style:style>
    <style:style style:name="T92" style:family="text">
      <style:text-properties fo:color="#000000" style:font-name="Liberation Serif" fo:font-size="12pt" officeooo:rsid="009205ae" style:font-size-asian="12pt" style:font-size-complex="12pt"/>
    </style:style>
    <style:style style:name="T93" style:family="text">
      <style:text-properties fo:color="#000000" style:font-name="Liberation Serif" fo:font-size="12pt" officeooo:rsid="00961b49" style:font-size-asian="12pt" style:font-size-complex="12pt"/>
    </style:style>
    <style:style style:name="T94" style:family="text">
      <style:text-properties fo:color="#000000" style:font-name="Liberation Serif" fo:font-size="12pt" officeooo:rsid="00979f17" style:font-size-asian="12pt" style:font-size-complex="12pt"/>
    </style:style>
    <style:style style:name="T95" style:family="text">
      <style:text-properties fo:color="#000000" style:font-name="Liberation Serif" fo:font-size="12pt" officeooo:rsid="00990ecd" style:font-size-asian="12pt" style:font-size-complex="12pt"/>
    </style:style>
    <style:style style:name="T96" style:family="text">
      <style:text-properties fo:color="#000000" style:font-name="Liberation Serif" fo:font-size="12pt" officeooo:rsid="009cd445" style:font-size-asian="12pt" style:font-size-complex="12pt"/>
    </style:style>
    <style:style style:name="T97" style:family="text">
      <style:text-properties fo:color="#000000" style:font-name="Liberation Serif" fo:font-size="12pt" officeooo:rsid="009ce2c5" style:font-size-asian="12pt" style:font-size-complex="12pt"/>
    </style:style>
    <style:style style:name="T98" style:family="text">
      <style:text-properties fo:color="#000000" style:font-name="Liberation Serif" fo:font-size="12pt" officeooo:rsid="009d83a1" style:font-size-asian="12pt" style:font-size-complex="12pt"/>
    </style:style>
    <style:style style:name="T99" style:family="text">
      <style:text-properties fo:color="#000000" style:font-name="Liberation Serif" fo:font-size="12pt" officeooo:rsid="009e3cff" style:font-size-asian="12pt" style:font-size-complex="12pt"/>
    </style:style>
    <style:style style:name="T100" style:family="text">
      <style:text-properties fo:color="#000000" style:font-name="Liberation Serif" fo:font-size="12pt" officeooo:rsid="00a4fb06" style:font-size-asian="12pt" style:font-size-complex="12pt"/>
    </style:style>
    <style:style style:name="T101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102" style:family="text">
      <style:text-properties fo:color="#000000" style:font-name="Liberation Serif" fo:font-size="12pt" fo:font-weight="bold" officeooo:rsid="003ffc3f" style:font-size-asian="12pt" style:font-weight-asian="bold" style:font-size-complex="12pt" style:font-weight-complex="bold"/>
    </style:style>
    <style:style style:name="T103" style:family="text">
      <style:text-properties fo:color="#000000" style:font-name="Liberation Serif" fo:font-size="12pt" fo:font-weight="bold" officeooo:rsid="004a3dbc" style:font-size-asian="12pt" style:font-weight-asian="bold" style:font-size-complex="12pt" style:font-weight-complex="bold"/>
    </style:style>
    <style:style style:name="T104" style:family="text">
      <style:text-properties fo:color="#000000" style:font-name="Liberation Serif" fo:font-size="12pt" fo:font-weight="bold" officeooo:rsid="000e5c3a" style:font-size-asian="12pt" style:font-weight-asian="bold" style:font-size-complex="12pt" style:font-weight-complex="bold"/>
    </style:style>
    <style:style style:name="T105" style:family="text">
      <style:text-properties fo:color="#000000" style:font-name="Liberation Serif" fo:font-size="12pt" fo:language="en" fo:country="US" style:font-size-asian="12pt" style:font-size-complex="12pt"/>
    </style:style>
    <style:style style:name="T106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107" style:family="text">
      <style:text-properties officeooo:rsid="0000b056"/>
    </style:style>
    <style:style style:name="T108" style:family="text">
      <style:text-properties officeooo:rsid="0001e009"/>
    </style:style>
    <style:style style:name="T109" style:family="text">
      <style:text-properties officeooo:rsid="000e5c3a"/>
    </style:style>
    <style:style style:name="T110" style:family="text">
      <style:text-properties officeooo:rsid="0010a8a9"/>
    </style:style>
    <style:style style:name="T111" style:family="text">
      <style:text-properties officeooo:rsid="0012007f"/>
    </style:style>
    <style:style style:name="T112" style:family="text">
      <style:text-properties officeooo:rsid="001e6d42"/>
    </style:style>
    <style:style style:name="T113" style:family="text">
      <style:text-properties officeooo:rsid="001ede75"/>
    </style:style>
    <style:style style:name="T114" style:family="text">
      <style:text-properties officeooo:rsid="001f3fe5"/>
    </style:style>
    <style:style style:name="T115" style:family="text">
      <style:text-properties fo:font-weight="bold" officeooo:rsid="00004167" style:font-weight-asian="bold" style:font-weight-complex="bold"/>
    </style:style>
    <style:style style:name="T116" style:family="text">
      <style:text-properties fo:font-weight="bold" officeooo:rsid="000e5c3a" style:font-weight-asian="bold" style:font-weight-complex="bold"/>
    </style:style>
    <style:style style:name="T117" style:family="text">
      <style:text-properties officeooo:rsid="003c21ff"/>
    </style:style>
    <style:style style:name="T118" style:family="text">
      <style:text-properties officeooo:rsid="0040587f"/>
    </style:style>
    <style:style style:name="T119" style:family="text">
      <style:text-properties officeooo:rsid="0042c824"/>
    </style:style>
    <style:style style:name="T120" style:family="text">
      <style:text-properties officeooo:rsid="0043c646"/>
    </style:style>
    <style:style style:name="T121" style:family="text">
      <style:text-properties officeooo:rsid="00453c58"/>
    </style:style>
    <style:style style:name="T122" style:family="text">
      <style:text-properties officeooo:rsid="00460ea0"/>
    </style:style>
    <style:style style:name="T123" style:family="text">
      <style:text-properties officeooo:rsid="004770f3"/>
    </style:style>
    <style:style style:name="T124" style:family="text">
      <style:text-properties officeooo:rsid="005aed7f"/>
    </style:style>
    <style:style style:name="T125" style:family="text">
      <style:text-properties officeooo:rsid="005e31aa"/>
    </style:style>
    <style:style style:name="T126" style:family="text">
      <style:text-properties officeooo:rsid="0062aa1f"/>
    </style:style>
    <style:style style:name="T127" style:family="text">
      <style:text-properties officeooo:rsid="006fb24b"/>
    </style:style>
    <style:style style:name="T128" style:family="text">
      <style:text-properties officeooo:rsid="007275f2"/>
    </style:style>
    <style:style style:name="T129" style:family="text">
      <style:text-properties officeooo:rsid="00734b99"/>
    </style:style>
    <style:style style:name="T130" style:family="text">
      <style:text-properties officeooo:rsid="00777bac"/>
    </style:style>
    <style:style style:name="T131" style:family="text">
      <style:text-properties officeooo:rsid="00161887"/>
    </style:style>
    <style:style style:name="T132" style:family="text">
      <style:text-properties officeooo:rsid="001d45cf"/>
    </style:style>
    <style:style style:name="T133" style:family="text">
      <style:text-properties officeooo:rsid="00215a51"/>
    </style:style>
    <style:style style:name="T134" style:family="text">
      <style:text-properties officeooo:rsid="00384aa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9535380" text:style-name="L1">
        <text:list-header>
          <text:p text:style-name="P27">INT - number from 0 to 9223372036854775805 for id and from 0 to 100000 for page</text:p>
        </text:list-header>
      </text:list>
      <text:p text:style-name="P3">Answers:</text:p>
      <text:list xml:id="list326924150" text:style-name="Numbering_20_123">
        <text:list-item>
          <text:p text:style-name="P28">For endpoint GET :</text:p>
          <text:list>
            <text:list-item>
              <text:p text:style-name="P85"><text:span text:style-name="T87">S</text:span><text:span text:style-name="T86">uccess:</text:span></text:p>
              <text:list>
                <text:list-item>
                  <text:p text:style-name="P29"><text:s/>Status 200 OK with resourse entity in request body.</text:p>
                </text:list-item>
              </text:list>
            </text:list-item>
            <text:list-item>
              <text:p text:style-name="P30">Fail</text:p>
              <text:list>
                <text:list-item>
                  <text:p text:style-name="P86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85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4">Status 401 Unauthorized with JSON body {«ok»:«false»,«info»:«Some error info»}</text:p>
                </text:list-item>
                <text:list-item>
                  <text:p text:style-name="P38">Status 500 Internal server error</text:p>
                </text:list-item>
              </text:list>
            </text:list-item>
          </text:list>
        </text:list-item>
        <text:list-item>
          <text:p text:style-name="P87"><text:span text:style-name="T86">For endpoint </text:span><text:span text:style-name="T88">POST</text:span><text:span text:style-name="T86"> :</text:span></text:p>
          <text:list>
            <text:list-item>
              <text:p text:style-name="P87"><text:span text:style-name="T87">S</text:span><text:span text:style-name="T86">uccess:</text:span></text:p>
              <text:list>
                <text:list-item>
                  <text:p text:style-name="P87"><text:span text:style-name="T86"><text:s/>Status 20</text:span><text:span text:style-name="T88">1 Created</text:span><text:span text:style-name="T86"> with </text:span><text:span text:style-name="T88">Location of created entity in Headers</text:span><text:span text:style-name="T86">.</text:span></text:p>
                </text:list-item>
              </text:list>
            </text:list-item>
            <text:list-item>
              <text:p text:style-name="P31">Fail</text:p>
              <text:list>
                <text:list-item>
                  <text:p text:style-name="P88"><text:span text:style-name="T86">Status 404 (resourse doesn`t exist</text:span><text:span text:style-name="T87">)</text:span></text:p>
                </text:list-item>
                <text:list-item>
                  <text:p text:style-name="P87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5">Status 401 Unauthorized with JSON body {«ok»:«false»,«info»:«Some error info»}</text:p>
                </text:list-item>
                <text:list-item>
                  <text:p text:style-name="P38">Status 500 Internal server error</text:p>
                </text:list-item>
              </text:list>
            </text:list-item>
          </text:list>
        </text:list-item>
        <text:list-item>
          <text:p text:style-name="P89"><text:span text:style-name="T86">For endpoint </text:span><text:span text:style-name="T89">PUT </text:span><text:span text:style-name="T93">(Put only update reso</text:span><text:span text:style-name="T94">u</text:span><text:span text:style-name="T93">rse, NOT create new )</text:span><text:span text:style-name="T86"> :</text:span></text:p>
          <text:list>
            <text:list-item>
              <text:p text:style-name="P89"><text:span text:style-name="T87">S</text:span><text:span text:style-name="T86">uccess:</text:span></text:p>
              <text:list>
                <text:list-item>
                  <text:p text:style-name="P89"><text:span text:style-name="T86"><text:s/>Status 200 OK with entity of</text:span><text:span text:style-name="T89"> </text:span><text:span text:style-name="T86">resourse in request body.</text:span></text:p>
                </text:list-item>
              </text:list>
            </text:list-item>
            <text:list-item>
              <text:p text:style-name="P32">Fail</text:p>
              <text:list>
                <text:list-item>
                  <text:p text:style-name="P88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89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6">Status 401 Unauthorized with JSON body {«ok»:«false»,«info»:«Some error info»}</text:p>
                </text:list-item>
                <text:list-item>
                  <text:p text:style-name="P39">Status 500 Internal server error</text:p>
                </text:list-item>
              </text:list>
            </text:list-item>
          </text:list>
        </text:list-item>
        <text:list-item>
          <text:p text:style-name="P90"><text:span text:style-name="T86">For endpoint </text:span><text:span text:style-name="T90">DELETE</text:span><text:span text:style-name="T86"> :</text:span></text:p>
          <text:list>
            <text:list-item>
              <text:p text:style-name="P90"><text:span text:style-name="T87">S</text:span><text:span text:style-name="T86">uccess:</text:span></text:p>
              <text:list>
                <text:list-item>
                  <text:p text:style-name="P90"><text:span text:style-name="T86"><text:s/>Status 20</text:span><text:span text:style-name="T90">4</text:span><text:span text:style-name="T86"> </text:span><text:span text:style-name="T90">No Data</text:span></text:p>
                </text:list-item>
              </text:list>
            </text:list-item>
            <text:list-item>
              <text:p text:style-name="P33">Fail</text:p>
              <text:list>
                <text:list-item>
                  <text:p text:style-name="P88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90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7">Status 401 Unauthorized with JSON body {«ok»:«false»,«info»:«Some error info»}</text:p>
                </text:list-item>
                <text:list-item>
                  <text:p text:style-name="P40">Status 500 Internal server error</text:p>
                </text:list-item>
              </text:list>
            </text:list-item>
          </text:list>
        </text:list-item>
      </text:list>
      <text:p text:style-name="P4"/>
      <text:p text:style-name="P5">Methods:</text:p>
      <text:list xml:id="list202545786397257" text:continue-list="list4109535380" text:style-name="L1">
        <text:list-item>
          <text:p text:style-name="P10"><text:span text:style-name="T77">User methods</text:span><text:span text:style-name="T48"> </text:span><text:span text:style-name="T34">:</text:span></text:p>
          <text:list>
            <text:list-item>
              <text:p text:style-name="P91"><text:span text:style-name="T58">T</text:span><text:span text:style-name="T33">o create user:</text:span></text:p>
              <text:p text:style-name="P11"><text:span text:style-name="T58">POST /</text:span><text:span text:style-name="T59">users</text:span></text:p>
              <text:p text:style-name="P41">Query parameters:</text:p>
              <text:list>
                <text:list-item>
                  <text:p text:style-name="P11">password TXT <text:span text:style-name="T52">(max50char)</text:span></text:p>
                </text:list-item>
                <text:list-item>
                  <text:p text:style-name="P41">first_name TXT <text:span text:style-name="T112">(max50char)</text:span></text:p>
                </text:list-item>
                <text:list-item>
                  <text:p text:style-name="P41">last_name TXT <text:span text:style-name="T112">(max50char)</text:span></text:p>
                </text:list-item>
                <text:list-item>
                  <text:p text:style-name="P41">user_pic_<text:span text:style-name="T109">id</text:span> <text:span text:style-name="T109">INT</text:span></text:p>
                </text:list-item>
              </text:list>
              <text:p text:style-name="P93">answer example:</text:p>
              <text:p text:style-name="P11"><text:span text:style-name="T4">{"token":"</text:span><text:span text:style-name="T6">abc</text:span><text:span text:style-name="T4">","user_id":501,"first_name":"Lilu","last_name":"Dalos","user_pic_id":14,"user_pic_url":"http://localhost:3000/picture/14","user_create_date":"2022-02-11"}</text:span></text:p>
            </text:list-item>
            <text:list-item>
              <text:p text:style-name="P91"><text:span text:style-name="T58">T</text:span><text:span text:style-name="T33">o create admin:</text:span></text:p>
              <text:p text:style-name="P11"><text:span text:style-name="T58">POST /</text:span><text:span text:style-name="T80">admin</text:span><text:span text:style-name="T100">s</text:span></text:p>
              <text:p text:style-name="P41">Query parameters:</text:p>
              <text:list>
                <text:list-item>
                  <text:p text:style-name="P119"><text:span text:style-name="T34">c</text:span><text:span text:style-name="T33">reate_admin_key TXT </text:span><text:span text:style-name="T52">(max50char)</text:span></text:p>
                </text:list-item>
                <text:list-item>
                  <text:p text:style-name="P53">password TXT <text:span text:style-name="T112">(max50char)</text:span></text:p>
                </text:list-item>
                <text:list-item>
                  <text:p text:style-name="P53"><text:soft-page-break/>first_name TXT <text:span text:style-name="T112">(max50char)</text:span></text:p>
                </text:list-item>
                <text:list-item>
                  <text:p text:style-name="P53">last_name TXT <text:span text:style-name="T112">(max50char)</text:span></text:p>
                </text:list-item>
                <text:list-item>
                  <text:p text:style-name="P53">user_pic_<text:span text:style-name="T109">id</text:span> <text:span text:style-name="T110">INT</text:span></text:p>
                </text:list-item>
              </text:list>
              <text:p text:style-name="P93">answer example:</text:p>
              <text:p text:style-name="P124"><text:span text:style-name="T2">{"token":"</text:span><text:span text:style-name="T7">abc</text:span><text:span text:style-name="T2">","user_id":503,"first_name":"Chris","last_name":"Wirt","user_pic_id":27,"user_pic_url":"</text:span><text:a xlink:type="simple" xlink:href="http://localhost:3000/picture/27" text:style-name="Internet_20_link" text:visited-style-name="Visited_20_Internet_20_Link">http://localhost:3000/picture/27</text:a><text:span text:style-name="T2">","user_create_date":"2022-02-11"}</text:span></text:p>
            </text:list-item>
            <text:list-item>
              <text:p text:style-name="P125"><text:span text:style-name="T57">T</text:span><text:span text:style-name="T33">o get user:</text:span></text:p>
              <text:p text:style-name="P11"><text:span text:style-name="T57">GET /u</text:span><text:span text:style-name="T34">ser</text:span><text:span text:style-name="T57">s</text:span><text:span text:style-name="T34">/INT(user_id)</text:span></text:p>
              <text:p text:style-name="P93">answer example:</text:p>
              <text:p text:style-name="P124"><text:span text:style-name="T2">{"user_id":</text:span><text:span text:style-name="T3">4</text:span><text:span text:style-name="T2">,"first_name":"Petronella","last_name":"Gillingham","user_pic_id":235,"user_pic_url":"</text:span><text:a xlink:type="simple" xlink:href="http://localhost:3000/picture/235" text:style-name="Internet_20_link" text:visited-style-name="Visited_20_Internet_20_Link">http://localhost:3000/picture/235</text:a><text:span text:style-name="T2">","user_create_date":"2021-08-01"}</text:span></text:p>
            </text:list-item>
            <text:list-item>
              <text:p text:style-name="P126"><text:span text:style-name="T61">T</text:span><text:span text:style-name="T33">o delete user:</text:span></text:p>
              <text:p text:style-name="P12"><text:span text:style-name="T61">DELETE /users</text:span><text:span text:style-name="T34">/u</text:span><text:span text:style-name="T35">ser_id INT</text:span></text:p>
              <text:p text:style-name="P41">Query parameters:</text:p>
              <text:list>
                <text:list-item>
                  <text:p text:style-name="P11"><text:span text:style-name="T45">token</text:span><text:span text:style-name="T35"> TXT </text:span><text:span text:style-name="T45">(</text:span><text:span text:style-name="T104">admin</text:span><text:span text:style-name="T45"> token)</text:span></text:p>
                </text:list-item>
              </text:list>
              <text:p text:style-name="P93">answer example:</text:p>
              <text:p text:style-name="P106">{"ok":true}</text:p>
            </text:list-item>
            <text:list-item>
              <text:p text:style-name="P55">To log in:</text:p>
              <text:p text:style-name="P56"><text:span text:style-name="T123">POST /</text:span>logIn</text:p>
              <text:p text:style-name="P56">Query parameters:</text:p>
              <text:list>
                <text:list-item>
                  <text:p text:style-name="P56">user_id INT</text:p>
                </text:list-item>
                <text:list-item>
                  <text:p text:style-name="P56">password TXT <text:span text:style-name="T112">(max50char)</text:span></text:p>
                </text:list-item>
              </text:list>
              <text:p text:style-name="P94">answer example:</text:p>
              <text:p text:style-name="P62"><text:span text:style-name="T27">{"token":"</text:span><text:span text:style-name="T32">abc</text:span><text:span text:style-name="T27">"}</text:span></text:p>
            </text:list-item>
          </text:list>
        </text:list-item>
        <text:list-item>
          <text:p text:style-name="P112">Author methods:</text:p>
          <text:list>
            <text:list-item>
              <text:p text:style-name="P63">To create author:</text:p>
              <text:p text:style-name="P64"><text:span text:style-name="T1">P</text:span>OST /authors</text:p>
              <text:p text:style-name="P42">Query parameters:</text:p>
              <text:list>
                <text:list-item>
                  <text:p text:style-name="P120"><text:span text:style-name="T34">u</text:span><text:span text:style-name="T33">ser_id INT</text:span></text:p>
                </text:list-item>
                <text:list-item>
                  <text:p text:style-name="P13"><text:span text:style-name="T35">author_info TXT </text:span><text:span text:style-name="T52">(max</text:span><text:span text:style-name="T98">500</text:span><text:span text:style-name="T52">char)</text:span></text:p>
                </text:list-item>
                <text:list-item>
                  <text:p text:style-name="P54"><text:span text:style-name="T109">token</text:span> TXT <text:span text:style-name="T109">(</text:span><text:span text:style-name="T116">admin</text:span><text:span text:style-name="T109"> token)</text:span></text:p>
                </text:list-item>
              </text:list>
              <text:p text:style-name="P94">answer example:</text:p>
              <text:p text:style-name="P94">{"author_id":153,"author_info":"dimonnnn","user_id":400}</text:p>
            </text:list-item>
            <text:list-item>
              <text:p text:style-name="P127"><text:span text:style-name="T61">T</text:span><text:span text:style-name="T33">o get author:</text:span></text:p>
              <text:p text:style-name="P13"><text:span text:style-name="T61">GET /authors/</text:span><text:span text:style-name="T34">INT(</text:span><text:span text:style-name="T35">author</text:span><text:span text:style-name="T34">_id)</text:span></text:p>
              <text:p text:style-name="P42">Query parameters:</text:p>
              <text:list>
                <text:list-item>
                  <text:p text:style-name="P54"><text:span text:style-name="T109">token</text:span> TXT <text:span text:style-name="T109">(</text:span><text:span text:style-name="T116">admin</text:span><text:span text:style-name="T109"> token)</text:span></text:p>
                </text:list-item>
              </text:list>
              <text:p text:style-name="P94">answer example:</text:p>
              <text:p text:style-name="P94">{"author_id":153,"author_info":"dimonnnn","user_id":400}</text:p>
            </text:list-item>
            <text:list-item>
              <text:p text:style-name="P127"><text:span text:style-name="T61">T</text:span><text:span text:style-name="T33">o update author:</text:span></text:p>
              <text:p text:style-name="P13"><text:span text:style-name="T61">PUT /authors/</text:span><text:span text:style-name="T34">INT(</text:span><text:span text:style-name="T35">author</text:span><text:span text:style-name="T34">_id)</text:span></text:p>
              <text:p text:style-name="P42">Query parameters:</text:p>
              <text:list>
                <text:list-item>
                  <text:p text:style-name="P120"><text:span text:style-name="T34">u</text:span><text:span text:style-name="T33">ser_id INT</text:span></text:p>
                </text:list-item>
                <text:list-item>
                  <text:p text:style-name="P13"><text:span text:style-name="T35">author_info TXT </text:span><text:span text:style-name="T52">(max</text:span><text:span text:style-name="T99">500</text:span><text:span text:style-name="T52">char)</text:span></text:p>
                </text:list-item>
                <text:list-item>
                  <text:p text:style-name="P42"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4">answer example:</text:p>
              <text:p text:style-name="P94">{"author_id":153,"author_info":"dimonnnn","user_id":400}</text:p>
            </text:list-item>
            <text:list-item>
              <text:p text:style-name="P13"><text:span text:style-name="T61">T</text:span><text:span text:style-name="T62">o </text:span><text:span text:style-name="T69">delete</text:span><text:span text:style-name="T62"> author:</text:span></text:p>
              <text:p text:style-name="P13"><text:span text:style-name="T62">DELETE</text:span><text:span text:style-name="T61"> /authors/</text:span><text:span text:style-name="T34">INT(</text:span><text:span text:style-name="T35">author</text:span><text:span text:style-name="T34">_id)</text:span></text:p>
              <text:p text:style-name="P42">Query parameters:</text:p>
              <text:list>
                <text:list-item>
                  <text:p text:style-name="P42"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4">answer example:</text:p>
              <text:p text:style-name="P107"><text:soft-page-break/>{"ok":true}</text:p>
            </text:list-item>
          </text:list>
        </text:list-item>
        <text:list-item>
          <text:p text:style-name="P11"><text:span text:style-name="T12">Category methods</text:span><text:span text:style-name="T13"> </text:span><text:span text:style-name="T14">:</text:span></text:p>
          <text:list>
            <text:list-item>
              <text:p text:style-name="P65">To <text:span text:style-name="T125">create category:</text:span></text:p>
              <text:p text:style-name="P43">POST /categories</text:p>
              <text:p text:style-name="P43">Query parameters:</text:p>
              <text:list>
                <text:list-item>
                  <text:p text:style-name="P131"><text:span text:style-name="T34">c</text:span><text:span text:style-name="T33">ategory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66">super_category_id INT <text:span text:style-name="T115">optional</text:span></text:p>
                </text:list-item>
                <text:list-item>
                  <text:p text:style-name="P43"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5">answer example:</text:p>
              <text:p text:style-name="P95">{"category_id":202,"category_name":"dim","sub_categories":[],"super_category":{"category_id":2,"category_name":"felis","sub_categories":[202]}}</text:p>
            </text:list-item>
            <text:list-item>
              <text:p text:style-name="P14"><text:span text:style-name="T57">T</text:span><text:span text:style-name="T67">o get category:</text:span></text:p>
              <text:p text:style-name="P67"><text:span text:style-name="T122">GET /categories</text:span><text:span text:style-name="T1">/INT(category_id)</text:span></text:p>
              <text:p text:style-name="P96">answer example:</text:p>
              <text:p text:style-name="P96">{"category_id":53,"category_name":"primis","sub_categories":[61],"super_category":{"category_id":7,"category_name":"ut","sub_categories":[52,53]}}</text:p>
            </text:list-item>
            <text:list-item>
              <text:p text:style-name="P128"><text:span text:style-name="T64">T</text:span><text:span text:style-name="T33">o update category:</text:span></text:p>
              <text:p text:style-name="P15"><text:span text:style-name="T64">PUT /categories</text:span><text:span text:style-name="T34">/c</text:span><text:span text:style-name="T36">ategory_id INT</text:span></text:p>
              <text:p text:style-name="P43">Query parameters:</text:p>
              <text:list>
                <text:list-item>
                  <text:p text:style-name="P69">category_name TXT <text:span text:style-name="T112">(max</text:span><text:span text:style-name="T113">50</text:span><text:span text:style-name="T112">char)</text:span></text:p>
                </text:list-item>
                <text:list-item>
                  <text:p text:style-name="P66">super_category_id INT <text:s/><text:span text:style-name="T115">optional</text:span></text:p>
                </text:list-item>
                <text:list-item>
                  <text:p text:style-name="P43"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5">answer example:</text:p>
              <text:p text:style-name="P57"><text:span text:style-name="T27">{"category_id":201,"category_name":"dim","sub_categories":[</text:span><text:span text:style-name="T29">11,17</text:span><text:span text:style-name="T27">]}</text:span></text:p>
            </text:list-item>
            <text:list-item>
              <text:p text:style-name="P15"><text:span text:style-name="T64">T</text:span><text:span text:style-name="T65">o </text:span><text:span text:style-name="T70">delete</text:span><text:span text:style-name="T65"> category:</text:span></text:p>
              <text:p text:style-name="P15"><text:span text:style-name="T65">DELETE</text:span><text:span text:style-name="T64"> /categories</text:span><text:span text:style-name="T34">/c</text:span><text:span text:style-name="T36">ategory_id INT</text:span></text:p>
              <text:p text:style-name="P43">Query parameters:</text:p>
              <text:list>
                <text:list-item>
                  <text:p text:style-name="P43"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5">answer example:</text:p>
              <text:p text:style-name="P108">{"ok":true}</text:p>
            </text:list-item>
          </text:list>
        </text:list-item>
        <text:list-item>
          <text:p text:style-name="P16"><text:span text:style-name="T15">Tag</text:span><text:span text:style-name="T12"> methods</text:span><text:span text:style-name="T13"> </text:span><text:span text:style-name="T14">:</text:span></text:p>
          <text:list>
            <text:list-item>
              <text:p text:style-name="P132"><text:span text:style-name="T65">T</text:span><text:span text:style-name="T33">o create tag:</text:span></text:p>
              <text:p text:style-name="P121"><text:span text:style-name="T65">POST /tags</text:span><text:span text:style-name="T34"> </text:span></text:p>
              <text:p text:style-name="P44">Query parameters:</text:p>
              <text:list>
                <text:list-item>
                  <text:p text:style-name="P133"><text:span text:style-name="T34">t</text:span><text:span text:style-name="T33">ag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44"><text:span text:style-name="T109">token</text:span><text:span text:style-name="T107"> TXT </text:span><text:span text:style-name="T109">(admin token)</text:span></text:p>
                </text:list-item>
              </text:list>
              <text:p text:style-name="P97">answer example:</text:p>
              <text:p text:style-name="P97">{"tag_id":151,"tag_name":"snow"}</text:p>
            </text:list-item>
            <text:list-item>
              <text:p text:style-name="P17"><text:span text:style-name="T57">T</text:span><text:span text:style-name="T67">o get </text:span><text:span text:style-name="T68">tag</text:span><text:span text:style-name="T67">:</text:span></text:p>
              <text:p text:style-name="P68"><text:span text:style-name="T122">GET /tags</text:span><text:span text:style-name="T1">/INT(</text:span><text:span text:style-name="T108">tag</text:span><text:span text:style-name="T1">_id)</text:span></text:p>
              <text:p text:style-name="P97">answer example:</text:p>
              <text:p text:style-name="P97">{"tag_id":7,"tag_name":"facilisi"}</text:p>
            </text:list-item>
            <text:list-item>
              <text:p text:style-name="P17"><text:span text:style-name="T65">T</text:span><text:span text:style-name="T71">o update tag:</text:span></text:p>
              <text:p text:style-name="P71"><text:span text:style-name="T1">P</text:span>UT /tags/<text:span text:style-name="T1">t</text:span><text:span text:style-name="T108">ag_id INT</text:span></text:p>
              <text:p text:style-name="P44">Query parameters:</text:p>
              <text:list>
                <text:list-item>
                  <text:p text:style-name="P70">tag_name TXT <text:span text:style-name="T112">(max</text:span><text:span text:style-name="T113">50</text:span><text:span text:style-name="T112">char)</text:span></text:p>
                </text:list-item>
                <text:list-item>
                  <text:p text:style-name="P44"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7">answer example:</text:p>
              <text:p text:style-name="P97">{"tag_id":151,"tag_name":"snow"}</text:p>
            </text:list-item>
            <text:list-item>
              <text:p text:style-name="P17"><text:span text:style-name="T65">T</text:span><text:span text:style-name="T71">o delete tag:</text:span></text:p>
              <text:p text:style-name="P17"><text:span text:style-name="T66">DELETE</text:span><text:span text:style-name="T34"> /tags/t</text:span><text:span text:style-name="T36">ag_id INT</text:span></text:p>
              <text:p text:style-name="P44">Query parameters:</text:p>
              <text:list>
                <text:list-item>
                  <text:p text:style-name="P44"><text:soft-page-break/><text:span text:style-name="T109">token</text:span><text:span text:style-name="T107"> TXT </text:span><text:span text:style-name="T109">(</text:span><text:span text:style-name="T116">admin</text:span><text:span text:style-name="T109"> token)</text:span></text:p>
                </text:list-item>
              </text:list>
              <text:p text:style-name="P97">answer example:</text:p>
              <text:p text:style-name="P109">{"ok":true}</text:p>
            </text:list-item>
          </text:list>
        </text:list-item>
        <text:list-item>
          <text:p text:style-name="P18"><text:span text:style-name="T16">Picture</text:span><text:span text:style-name="T12"> methods</text:span><text:span text:style-name="T13"> </text:span><text:span text:style-name="T14">:</text:span></text:p>
          <text:list>
            <text:list-item>
              <text:p text:style-name="P13"><text:span text:style-name="T57">T</text:span><text:span text:style-name="T78">o load <text:s/></text:span><text:span text:style-name="T79">picture </text:span><text:span text:style-name="T78">from url</text:span><text:span text:style-name="T79">:</text:span></text:p>
              <text:p text:style-name="P134"><text:span text:style-name="T79">P</text:span><text:span text:style-name="T33">OST /pictures</text:span></text:p>
              <text:p text:style-name="P42">Query parameters:</text:p>
              <text:list>
                <text:list-item>
                  <text:p text:style-name="P42"><text:span text:style-name="T127">pic_url</text:span><text:span text:style-name="T107"> TXT</text:span></text:p>
                </text:list-item>
              </text:list>
            </text:list-item>
            <text:list-item>
              <text:p text:style-name="P92"><text:span text:style-name="T57">T</text:span><text:span text:style-name="T33">o get picture:</text:span></text:p>
              <text:p text:style-name="P18"><text:span text:style-name="T57">GET /</text:span><text:span text:style-name="T42">picture</text:span><text:span text:style-name="T57">s</text:span><text:span text:style-name="T34">/INT(</text:span><text:span text:style-name="T42">pic</text:span><text:span text:style-name="T34">_id)</text:span></text:p>
              <text:p text:style-name="P18"><text:span text:style-name="T4">answer </text:span><text:span text:style-name="T5">will be picture</text:span></text:p>
            </text:list-item>
          </text:list>
        </text:list-item>
        <text:list-item>
          <text:p text:style-name="P135"><text:span text:style-name="T5">D</text:span><text:span text:style-name="T2">raft methods:</text:span></text:p>
          <text:list>
            <text:list-item>
              <text:p text:style-name="P72"><text:span text:style-name="T129">To </text:span>create <text:span text:style-name="T129">n</text:span>ew <text:span text:style-name="T129">d</text:span>raft:</text:p>
              <text:p text:style-name="P72"><text:span text:style-name="T124">POST /</text:span><text:span text:style-name="T126">drafts</text:span></text:p>
              <text:p text:style-name="P73">User should be author.</text:p>
              <text:p text:style-name="P45">Query parameters:</text:p>
              <text:list>
                <text:list-item>
                  <text:p text:style-name="P137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1">JSON</text:span><text:span text:style-name="T34"> parameters:</text:span></text:p>
              <text:list text:continue-numbering="true">
                <text:list-item>
                  <text:p text:style-name="P72">draft_name TXT <text:span text:style-name="T112">(max</text:span><text:span text:style-name="T114">5</text:span><text:span text:style-name="T113">0</text:span><text:span text:style-name="T112">char)</text:span></text:p>
                </text:list-item>
                <text:list-item>
                  <text:p text:style-name="P72">draft_category_id INT</text:p>
                </text:list-item>
                <text:list-item>
                  <text:p text:style-name="P72">draft_text TXT <text:span text:style-name="T112">(max</text:span><text:span text:style-name="T113">10000</text:span><text:span text:style-name="T112">char)</text:span></text:p>
                </text:list-item>
                <text:list-item>
                  <text:p text:style-name="P19"><text:span text:style-name="T38">draft_main_pic_</text:span><text:span text:style-name="T46">id INT</text:span></text:p>
                </text:list-item>
                <text:list-item>
                  <text:p text:style-name="P138"><text:span text:style-name="T33">draft_tags_ids </text:span><text:span text:style-name="T46">INT </text:span><text:span text:style-name="T37">ARRAY </text:span></text:p>
                </text:list-item>
                <text:list-item>
                  <text:p text:style-name="P138"><text:span text:style-name="T33">draft_</text:span><text:span text:style-name="T46">pic</text:span><text:span text:style-name="T33">s_ids </text:span><text:span text:style-name="T41"><text:s/></text:span><text:span text:style-name="T46">INT </text:span><text:span text:style-name="T37">ARRAY</text:span></text:p>
                  <text:list>
                    <text:list-header>
                      <text:p text:style-name="P139">example:</text:p>
                    </text:list-header>
                  </text:list>
                </text:list-item>
              </text:list>
            </text:list-item>
          </text:list>
          <text:p text:style-name="P141"><text:s text:c="3"/>{ "token": "abc",</text:p>
          <text:p text:style-name="P142"><text:s text:c="4"/>"draft_name": "rock",</text:p>
          <text:p text:style-name="P142"><text:s text:c="4"/>"draft_category_id": 3,</text:p>
          <text:p text:style-name="P142"><text:s text:c="4"/>"draft_text": "heyhey",</text:p>
          <text:p text:style-name="P142"><text:s text:c="4"/>"draft_main_pic_id": 501,</text:p>
          <text:p text:style-name="P142"><text:s text:c="4"/>"draft_tags_ids" : [ 1, 2, 4 ],</text:p>
          <text:p text:style-name="P142"><text:s text:c="4"/>"draft_pics_ids": [ 5,4,3]}</text:p>
          <text:list text:continue-numbering="true">
            <text:list-header>
              <text:p text:style-name="P98">answer example:</text:p>
              <text:p text:style-name="P135"><text:span text:style-name="T8">{"draft_id":152,"post_id":"NULL","author":{"author_id":27,"author_info":"</text:span><text:span text:style-name="T9">info</text:span><text:span text:style-name="T8">,"user_id":27},"draft_name":"rock","draft_category":{"category_id":3,"category_name":"quisque","sub_categories":[33,50,60]},"draft_text":"</text:span><text:span text:style-name="T9">text</text:span><text:span text:style-name="T8">","draft_main_pic_id":420,"draft_main_pic_url":"</text:span><text:a xlink:type="simple" xlink:href="http://localhost:3000/picture/420" text:style-name="Internet_20_link" text:visited-style-name="Visited_20_Internet_20_Link">http://localhost:3000/picture/420</text:a><text:span text:style-name="T8">","draft_pics":[{"pic_id":5,"pic_url":"http://localhost:3000/picture/5"},{"pic_id":42,"pic_url":"http://localhost:3000/picture/42"}],"draft_tags":[{"tag_id":1,"tag_name":"interdum"},{"tag_id":27,"tag_name":"eu"}]}</text:span></text:p>
            </text:list-header>
            <text:list-item>
              <text:p text:style-name="P143"><text:span text:style-name="T67">T</text:span><text:span text:style-name="T33">o create draft for post:</text:span></text:p>
              <text:p text:style-name="P20"><text:span text:style-name="T67">POST </text:span><text:span text:style-name="T92">posts/</text:span><text:span text:style-name="T34">p</text:span><text:span text:style-name="T39">ost_id INT</text:span><text:span text:style-name="T67">/</text:span><text:span text:style-name="T72">drafts</text:span></text:p>
              <text:p text:style-name="P58">User should be post author.</text:p>
              <text:p text:style-name="P46">Query parameters:</text:p>
              <text:list>
                <text:list-item>
                  <text:p text:style-name="P74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99">answer example:</text:p>
              <text:p text:style-name="P136"><text:span text:style-name="T8">{"draft_id":155,"post_id":20,"author":{"author_id":27,"author_info":"</text:span><text:span text:style-name="T10">info</text:span><text:span text:style-name="T8">","user_id":27},"draft_name":"a</text:span><text:span text:style-name="T10">name</text:span><text:span text:style-name="T8">","draft_category":{"category_id":50,"category_name":"enim","sub_categories":[65,93],"super_category":{"category_id":3,"category_name":"quisque","sub_categories":[33,50,60]}}},"draft_text":"i</text:span><text:span text:style-name="T10">text</text:span><text:span text:style-name="T8">","draft_main_pic_id":462,"draft_main_pic_url":"</text:span><text:a xlink:type="simple" xlink:href="http://localhost:3000/picture/462" text:style-name="Internet_20_link" text:visited-style-name="Visited_20_Internet_20_Link">http://</text:a><text:soft-page-break/><text:a xlink:type="simple" xlink:href="http://localhost:3000/picture/462" text:style-name="Internet_20_link" text:visited-style-name="Visited_20_Internet_20_Link">localhost:3000/picture/462</text:a><text:span text:style-name="T8">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21"><text:span text:style-name="T76">To </text:span><text:span text:style-name="T40">publish </text:span><text:span text:style-name="T76">d</text:span><text:span text:style-name="T40">raft </text:span><text:span text:style-name="T83">(create post)</text:span><text:span text:style-name="T40">:</text:span></text:p>
              <text:p text:style-name="P21"><text:span text:style-name="T76">POST </text:span><text:span text:style-name="T95">drafts/</text:span><text:span text:style-name="T39">draft_id INT/</text:span><text:span text:style-name="T76">posts</text:span></text:p>
              <text:p text:style-name="P59">User should be draft author.</text:p>
              <text:p text:style-name="P47">Query parameters:</text:p>
              <text:list>
                <text:list-item>
                  <text:p text:style-name="P75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100">answer example:</text:p>
              <text:p text:style-name="P113"><text:span text:style-name="T131">{"post_id":7,"author":{"author_id":2,"author_info":"</text:span><text:span text:style-name="T132">info</text:span><text:span text:style-name="T131">","user_id":2},"post_name":"</text:span><text:span text:style-name="T132">name</text:span><text:span text:style-name="T131">","post_create_date":"2018-06-26","post_category":{"category_id":16,"category_name":"odio","sub_categories":[25,26]},"post_text":"</text:span><text:span text:style-name="T132">text</text:span><text:span text:style-name="T131">","post_main_pic_id":164,"post_main_pic_url":"</text:span><text:a xlink:type="simple" xlink:href="http://localhost:3000/picture/164" text:style-name="Internet_20_link" text:visited-style-name="Visited_20_Internet_20_Link"><text:span text:style-name="T131">http://localhost:3000/picture/164</text:span></text:a><text:span text:style-name="T131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9"><text:span text:style-name="T73">To </text:span><text:span text:style-name="T39">get </text:span><text:span text:style-name="T73">d</text:span><text:span text:style-name="T39">raft:</text:span></text:p>
              <text:p text:style-name="P19"><text:span text:style-name="T73">GET /drafts/</text:span><text:span text:style-name="T39">draft_id INT</text:span></text:p>
              <text:p text:style-name="P60">User should be draft author.</text:p>
              <text:p text:style-name="P48">Query parameters:</text:p>
              <text:list>
                <text:list-item>
                  <text:p text:style-name="P76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98">answer example:</text:p>
              <text:p text:style-name="P60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19"><text:span text:style-name="T73">To </text:span><text:span text:style-name="T39">get </text:span><text:span text:style-name="T74">several </text:span><text:span text:style-name="T73">d</text:span><text:span text:style-name="T39">raft</text:span><text:span text:style-name="T74">s for author</text:span><text:span text:style-name="T39">:</text:span></text:p>
              <text:p text:style-name="P80">GET /drafts</text:p>
              <text:p text:style-name="P19"><text:span text:style-name="T48">User </text:span><text:span text:style-name="T49">should be author,</text:span><text:span text:style-name="T51"> gets only his drafts</text:span><text:span text:style-name="T48">.</text:span></text:p>
              <text:p text:style-name="P48">Query parameters:</text:p>
              <text:list>
                <text:list-item>
                  <text:p text:style-name="P76">page INT</text:p>
                </text:list-item>
                <text:list-item>
                  <text:p text:style-name="P76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98">answer example:</text:p>
              <text:p text:style-name="P135"><text:span text:style-name="T8">{"page":2,"drafts":[{"draft_id":136,"post_id":"NULL","author":{"author_id":27,"author_info":"</text:span><text:span text:style-name="T11">info</text:span><text:span text:style-name="T8">","user_id":27},"draft_name":"c</text:span><text:span text:style-name="T11">name</text:span><text:span text:style-name="T8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1">info</text:span><text:span text:style-name="T8">","user_id":27},"draft_name":"id </text:span><text:soft-page-break/><text:span text:style-name="T8">lobortis","draft_category":{"category_id":29,"category_name":"sollicitudin","sub_categories":[62],"super_category":{"category_id":11,"category_name":"id","sub_categories":[27,29,36,38,47]}}}}},"draft_text":"</text:span><text:span text:style-name="T11">text</text:span><text:span text:style-name="T8">","draft_main_pic_id":202,"draft_main_pic_url":"</text:span><text:a xlink:type="simple" xlink:href="http://localhost:3000/picture/202" text:style-name="Internet_20_link" text:visited-style-name="Visited_20_Internet_20_Link">http://localhost:3000/picture/202</text:a><text:span text:style-name="T8">","draft_pics":[{"pic_id":500,"pic_url":"http://localhost:3000/picture/500"}],"draft_tags":[{"tag_id":20,"tag_name":"mauris"},{"tag_id":100,"tag_name":"ac"}]}</text:span></text:p>
            </text:list-item>
            <text:list-item>
              <text:p text:style-name="P139"><text:span text:style-name="T130">To </text:span>update <text:span text:style-name="T130">d</text:span>raft:</text:p>
              <text:p text:style-name="P144"><text:span text:style-name="T38">P</text:span><text:span text:style-name="T33">UT drafts/</text:span><text:span text:style-name="T34">INT(</text:span><text:span text:style-name="T43">draft</text:span><text:span text:style-name="T34">_id)</text:span><text:span text:style-name="T38">. </text:span></text:p>
              <text:p text:style-name="P81"><text:span text:style-name="T21">example : «</text:span><text:a xlink:type="simple" xlink:href="http://localhost:3000/updateDraft/241" text:style-name="Internet_20_link" text:visited-style-name="Visited_20_Internet_20_Link"><text:span text:style-name="T21">http://localhost:3000/</text:span></text:a><text:a xlink:type="simple" xlink:href="http://localhost:3000/updateDraft/241" text:style-name="Internet_20_link" text:visited-style-name="Visited_20_Internet_20_Link"><text:span text:style-name="T24">updateDraft</text:span></text:a><text:a xlink:type="simple" xlink:href="http://localhost:3000/updateDraft/241" text:style-name="Internet_20_link" text:visited-style-name="Visited_20_Internet_20_Link"><text:span text:style-name="T21">/</text:span></text:a><text:a xlink:type="simple" xlink:href="http://localhost:3000/updateDraft/241" text:style-name="Internet_20_link" text:visited-style-name="Visited_20_Internet_20_Link"><text:span text:style-name="T22">24</text:span></text:a><text:a xlink:type="simple" xlink:href="http://localhost:3000/updateDraft/241" text:style-name="Internet_20_link" text:visited-style-name="Visited_20_Internet_20_Link"><text:span text:style-name="T21">1</text:span></text:a><text:span text:style-name="T23">»</text:span></text:p>
              <text:p text:style-name="P72"><text:span text:style-name="T25">User should be </text:span><text:span text:style-name="T26">draft </text:span><text:span text:style-name="T25">author.</text:span></text:p>
              <text:p text:style-name="P45">Query parameters:</text:p>
              <text:list>
                <text:list-item>
                  <text:p text:style-name="P137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2">JSON</text:span><text:span text:style-name="T34"> parameters:</text:span></text:p>
              <text:list text:continue-numbering="true">
                <text:list-item>
                  <text:p text:style-name="P72">draft_name TXT <text:span text:style-name="T112">(max</text:span><text:span text:style-name="T114">5</text:span><text:span text:style-name="T113">0</text:span><text:span text:style-name="T112">char)</text:span></text:p>
                </text:list-item>
                <text:list-item>
                  <text:p text:style-name="P72">draft_category_id INT</text:p>
                </text:list-item>
                <text:list-item>
                  <text:p text:style-name="P72">draft_text TXT <text:span text:style-name="T112">(max</text:span><text:span text:style-name="T114">1000</text:span><text:span text:style-name="T113">0</text:span><text:span text:style-name="T112">char)</text:span></text:p>
                </text:list-item>
                <text:list-item>
                  <text:p text:style-name="P72">draft_main_pic_<text:span text:style-name="T110">id</text:span> <text:span text:style-name="T110">INT</text:span></text:p>
                </text:list-item>
                <text:list-item>
                  <text:p text:style-name="P19"><text:span text:style-name="T38">draft_tags_ids </text:span><text:span text:style-name="T47">INT ARRAY</text:span></text:p>
                </text:list-item>
                <text:list-item>
                  <text:p text:style-name="P19"><text:span text:style-name="T38">draft_</text:span><text:span text:style-name="T47">pic</text:span><text:span text:style-name="T38">s_ids </text:span><text:span text:style-name="T47">INT ARRAY</text:span></text:p>
                </text:list-item>
              </text:list>
              <text:p text:style-name="P98">answer example:</text:p>
              <text:p text:style-name="P48"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</text:span><text:a xlink:type="simple" xlink:href="http://localhost:3000/picture/420" text:style-name="Internet_20_link" text:visited-style-name="Visited_20_Internet_20_Link"><text:span text:style-name="T28">http://localhost:3000/picture/420</text:span></text:a><text:span text:style-name="T28">","draft_pics":[{"pic_id":5,"pic_url":"http://localhost:3000/picture/5"},{"pic_id":42,"pic_url":"http://localhost:3000/picture/42"}],"draft_tags":[{"tag_id":1,"tag_name":"interdum"},{"tag_id":27,"tag_name":"eu"}]}</text:span></text:p>
            </text:list-item>
            <text:list-item>
              <text:p text:style-name="P22"><text:span text:style-name="T75">To </text:span><text:span text:style-name="T34">delete </text:span><text:span text:style-name="T75">d</text:span><text:span text:style-name="T40">raft</text:span><text:span text:style-name="T34">:</text:span></text:p>
              <text:p text:style-name="P145"><text:span text:style-name="T34">D</text:span><text:span text:style-name="T33">ELETE /drafts/</text:span><text:span text:style-name="T39">draft_id INT</text:span></text:p>
              <text:p text:style-name="P61">User should be draft author.</text:p>
              <text:p text:style-name="P49">Query parameters:</text:p>
              <text:list>
                <text:list-item>
                  <text:p text:style-name="P77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101">answer example:</text:p>
              <text:p text:style-name="P110">{"ok":true}</text:p>
            </text:list-item>
          </text:list>
        </text:list-item>
        <text:list-item>
          <text:p text:style-name="P116">Post methods:</text:p>
          <text:list>
            <text:list-item>
              <text:p text:style-name="P23"><text:span text:style-name="T57">T</text:span><text:span text:style-name="T67">o get </text:span><text:span text:style-name="T68">one post</text:span><text:span text:style-name="T67">:</text:span></text:p>
              <text:p text:style-name="P23"><text:span text:style-name="T57">GET /posts</text:span><text:span text:style-name="T34">/INT(</text:span><text:span text:style-name="T41">post</text:span><text:span text:style-name="T34">_id)</text:span></text:p>
              <text:p text:style-name="P102">answer example:</text:p>
              <text:p text:style-name="P114"><text:span text:style-name="T131">{"post_id":7,"author":{"author_id":2,"author_info":"</text:span><text:span text:style-name="T132">info</text:span><text:span text:style-name="T131">","user_id":2},"post_name":"</text:span><text:span text:style-name="T132">name</text:span><text:span text:style-name="T131">","post_create_date":"2018-06-26","post_category":{"category_id":16,"category_name":"odio","sub_categories":[25,26]},"post_text":"</text:span><text:span text:style-name="T132">text</text:span><text:span text:style-name="T131">","post_main_pic_id":164,"post_main_pic_url":"</text:span><text:a xlink:type="simple" xlink:href="http://localhost:3000/picture/164" text:style-name="Internet_20_link" text:visited-style-name="Visited_20_Internet_20_Link"><text:span text:style-name="T131">http://localhost:3000/picture/164</text:span></text:a><text:span text:style-name="T131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29"><text:span text:style-name="T60">T</text:span><text:span text:style-name="T33">o get several posts:</text:span></text:p>
              <text:p text:style-name="P82">GET /posts</text:p>
              <text:p text:style-name="P8"><text:span text:style-name="T17">Query parameters </text:span><text:span text:style-name="T19">r</text:span><text:span text:style-name="T20">equired</text:span><text:span text:style-name="T18"> :</text:span></text:p>
              <text:list>
                <text:list-item>
                  <text:p text:style-name="P9">page INT</text:p>
                </text:list-item>
              </text:list>
              <text:p text:style-name="P140"><text:soft-page-break/><text:span text:style-name="T34">Query parameters </text:span><text:span text:style-name="T101">optional</text:span><text:span text:style-name="T34">:</text:span></text:p>
              <text:list text:continue-numbering="true">
                <text:list-item>
                  <text:p text:style-name="P146"><text:span text:style-name="T34">F</text:span><text:span text:style-name="T33">ilter Query parameters:</text:span></text:p>
                  <text:list>
                    <text:list-item>
                      <text:p text:style-name="P147">Only one of three date filters:</text:p>
                      <text:list>
                        <text:list-item>
                          <text:p text:style-name="P147">created_at <text:span text:style-name="T117">DATE (Format yyyy-mm-dd, example 2020-02-02)</text:span></text:p>
                        </text:list-item>
                        <text:list-item>
                          <text:p text:style-name="P147">created_at_<text:span text:style-name="T117">g</text:span>t <text:span text:style-name="T117">DATE (Format yyyy-mm-dd, example 2020-02-02)</text:span></text:p>
                        </text:list-item>
                        <text:list-item>
                          <text:p text:style-name="P147">created_at_lt <text:span text:style-name="T117">DATE (Format yyyy-mm-dd, example 2020-02-02)</text:span></text:p>
                        </text:list-item>
                      </text:list>
                    </text:list-item>
                    <text:list-item>
                      <text:p text:style-name="P147">Only one of three tag filters:</text:p>
                      <text:list>
                        <text:list-item>
                          <text:p text:style-name="P147">tag INT</text:p>
                        </text:list-item>
                        <text:list-item>
                          <text:p text:style-name="P147">tags_in ARRAY of I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5572656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8">tags_all ARRAY of I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2545738213590" text:continue-list="list202545786397257" text:style-name="L1">
        <text:list-item>
          <text:list>
            <text:list-item>
              <text:list>
                <text:list-item>
                  <text:list>
                    <text:list-item>
                      <text:p text:style-name="P147">Only one of three include filters:</text:p>
                      <text:list>
                        <text:list-item>
                          <text:p text:style-name="P147">name_in TXT</text:p>
                        </text:list-item>
                        <text:list-item>
                          <text:p text:style-name="P147">text_in TXT</text:p>
                        </text:list-item>
                        <text:list-item>
                          <text:p text:style-name="P147">everywhere_in TXT</text:p>
                          <text:p text:style-name="P149">(everywhere search in post text, post name, authors first name, category name, tag name)</text:p>
                        </text:list-item>
                      </text:list>
                    </text:list-item>
                    <text:list-item>
                      <text:p text:style-name="P147">category_id INT </text:p>
                    </text:list-item>
                    <text:list-item>
                      <text:p text:style-name="P147">author_name TXT </text:p>
                    </text:list-item>
                  </text:list>
                </text:list-item>
                <text:list-item>
                  <text:p text:style-name="P146">Sort Query parameters:</text:p>
                </text:list-item>
              </text:list>
              <text:p text:style-name="P24"><text:span text:style-name="T101">D</text:span><text:span text:style-name="T102">efault sort — DESC by date,</text:span><text:span text:style-name="T103">DECS by post_id</text:span><text:span text:style-name="T102">. </text:span><text:span text:style-name="T118">Sort value can be only «asc» or «desc». If there are more then one sort Query parameters, </text:span><text:span text:style-name="T119">sort </text:span><text:span text:style-name="T118">priority corresponds to the order in which the parameter appears in the </text:span><text:span text:style-name="T119">query </text:span><text:span text:style-name="T118">string. </text:span><text:span text:style-name="T121">Two l</text:span><text:span text:style-name="T120">ast extra sort layer</text:span><text:span text:style-name="T121">s</text:span><text:span text:style-name="T120"> is always by date </text:span><text:span text:style-name="T121">and post id</text:span><text:span text:style-name="T120"> (DESC by default or ASC — if there is «</text:span><text:span text:style-name="T54">sort_by_date</text:span><text:span text:style-name="T55">=asc» in query string </text:span><text:span text:style-name="T56">in any place)</text:span></text:p>
              <text:list>
                <text:list-item>
                  <text:list>
                    <text:list-item text:start-value="1">
                      <text:p text:style-name="P150">sort_by_pics_number TXT (asc/desc)</text:p>
                    </text:list-item>
                    <text:list-item>
                      <text:p text:style-name="P150">sort_by_category TXT (asc/desc)</text:p>
                    </text:list-item>
                    <text:list-item>
                      <text:p text:style-name="P150">sort_by_author TXT (asc/desc)</text:p>
                    </text:list-item>
                    <text:list-item>
                      <text:p text:style-name="P83">sort_by_date TXT (asc/desc)</text:p>
                    </text:list-item>
                  </text:list>
                </text:list-item>
              </text:list>
              <text:p text:style-name="P103">answer example:</text:p>
              <text:p text:style-name="P115"><text:span text:style-name="T131">{"page":1,"posts":[{"post_id":40,"author":{"author_id":35,"author_info":"</text:span><text:span text:style-name="T133">info</text:span><text:span text:style-name="T131">","user_id":35},"post_name":"</text:span><text:span text:style-name="T133">name</text:span><text:span text:style-name="T131">","post_create_date":"2021-02-17","post_category":{"category_id":15,"category_name":"donec","sub_categories":[37,46,58]}}}}},"post_text":"</text:span><text:span text:style-name="T133">text</text:span><text:span text:style-name="T131">","post_main_pic_id":18,"post_main_pic_url":"</text:span><text:a xlink:type="simple" xlink:href="http://localhost:3000/picture/18" text:style-name="Internet_20_link" text:visited-style-name="Visited_20_Internet_20_Link"><text:span text:style-name="T131">http://localhost:3000/picture/18</text:span></text:a><text:span text:style-name="T131">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133">info</text:span><text:span text:style-name="T131">","user_id":33},"post_name":"</text:span><text:span text:style-name="T133">name</text:span><text:span text:style-name="T131">","post_create_date":"2021-02-02","post_category":{"category_id":15,"category_name":"donec","sub_categories":[37,46,58]}}},"post_text":"</text:span><text:span text:style-name="T133">text</text:span><text:span text:style-name="T131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  <text:list-item>
          <text:p text:style-name="P117">Comment methods:</text:p>
          <text:list>
            <text:list-item>
              <text:p text:style-name="P122"><text:span text:style-name="T84">To </text:span><text:span text:style-name="T43">create </text:span><text:span text:style-name="T84">c</text:span><text:span text:style-name="T43">omment</text:span><text:span text:style-name="T34">:</text:span></text:p>
              <text:p text:style-name="P151"><text:span text:style-name="T34">P</text:span><text:span text:style-name="T33">OST comments/</text:span><text:span text:style-name="T34">p</text:span><text:span text:style-name="T43">ost_id INT</text:span></text:p>
              <text:p text:style-name="P50">Query parameters:</text:p>
              <text:list>
                <text:list-item>
                  <text:p text:style-name="P25"><text:span text:style-name="T43">comment_text TXT </text:span><text:span text:style-name="T52">(max</text:span><text:span text:style-name="T96">500</text:span><text:span text:style-name="T52">char)</text:span></text:p>
                </text:list-item>
                <text:list-item>
                  <text:p text:style-name="P78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104">answer example:</text:p>
              <text:p text:style-name="P104"><text:soft-page-break/>{"comment_id":1001,"comment_text":"cool","post_id":16,"user_id":27}</text:p>
            </text:list-item>
            <text:list-item>
              <text:p text:style-name="P130"><text:span text:style-name="T63">T</text:span><text:span text:style-name="T33">o </text:span><text:span text:style-name="T105">get</text:span><text:span text:style-name="T33"> several comments for post:</text:span></text:p>
              <text:p text:style-name="P25"><text:span text:style-name="T63">GET</text:span><text:span text:style-name="T58"> /</text:span><text:span text:style-name="T60">comments</text:span></text:p>
              <text:p text:style-name="P51">Query parameters:</text:p>
              <text:list>
                <text:list-item>
                  <text:p text:style-name="P152"><text:span text:style-name="T34">p</text:span><text:span text:style-name="T33">ost_id INT</text:span></text:p>
                </text:list-item>
                <text:list-item>
                  <text:p text:style-name="P84"><text:span text:style-name="T1">p</text:span>age INT</text:p>
                </text:list-item>
              </text:list>
              <text:p text:style-name="P104">answer example:</text:p>
              <text:p text:style-name="P104">{"page":1,"post_id":17,"comments":[{"comment_id":971,"comment_text":"<text:span text:style-name="T134">text</text:span>","user_id":489},{"comment_id":952,"comment_text":"<text:span text:style-name="T134">text</text:span>","user_id":348}]}</text:p>
            </text:list-item>
            <text:list-item>
              <text:p text:style-name="P26"><text:span text:style-name="T85">To </text:span><text:span text:style-name="T43">update </text:span><text:span text:style-name="T85">c</text:span><text:span text:style-name="T43">omment</text:span><text:span text:style-name="T34">:</text:span></text:p>
              <text:p text:style-name="P153"><text:span text:style-name="T34">P</text:span><text:span text:style-name="T33">UT /comments/</text:span><text:span text:style-name="T43">comment_id INT</text:span></text:p>
              <text:p text:style-name="P26"><text:span text:style-name="T48">User should be </text:span><text:span text:style-name="T49">comment</text:span><text:span text:style-name="T48"> author.</text:span></text:p>
              <text:p text:style-name="P52">Query parameters:</text:p>
              <text:list>
                <text:list-item>
                  <text:p text:style-name="P26"><text:span text:style-name="T43">comment_text TXT</text:span><text:span text:style-name="T52">(max</text:span><text:span text:style-name="T97">500</text:span><text:span text:style-name="T52">char)</text:span></text:p>
                </text:list-item>
                <text:list-item>
                  <text:p text:style-name="P79"><text:span text:style-name="T109">token</text:span><text:span text:style-name="T107"> TXT </text:span><text:span text:style-name="T109">(</text:span><text:span text:style-name="T111">user/</text:span><text:span text:style-name="T109">admin token)</text:span></text:p>
                </text:list-item>
              </text:list>
              <text:p text:style-name="P105">answer example:</text:p>
              <text:p text:style-name="P105">{"comment_id":1001,"comment_text":"cool","post_id":16,"user_id":27}</text:p>
            </text:list-item>
            <text:list-item>
              <text:p text:style-name="P123"><text:span text:style-name="T44">delete</text:span><text:span text:style-name="T43">Comment</text:span><text:span text:style-name="T34">. </text:span></text:p>
              <text:p text:style-name="P154"><text:span text:style-name="T34">D</text:span><text:span text:style-name="T33">ELETE /comments/</text:span><text:span text:style-name="T43">comment_id INT</text:span></text:p>
              <text:p text:style-name="P123"><text:span text:style-name="T48">User should be </text:span><text:span text:style-name="T49">admin </text:span><text:span text:style-name="T106">or</text:span><text:span text:style-name="T49"> comment</text:span><text:span text:style-name="T48">/</text:span><text:span text:style-name="T49">post </text:span><text:span text:style-name="T48">author.</text:span></text:p>
              <text:p text:style-name="P52">Query parameters:</text:p>
              <text:list>
                <text:list-item>
                  <text:p text:style-name="P155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05">answer example:</text:p>
              <text:p text:style-name="P111">{"ok":true}</text:p>
              <text:p text:style-name="P117"/>
              <text:p text:style-name="P118"/>
            </text:list-item>
          </text:list>
        </text:list-item>
      </text:list>
      <text:p text:style-name="P7"/>
      <text:p text:style-name="P1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3-10T20:25:33.848740831</dc:date>
    <meta:editing-duration>P4DT15H51M56S</meta:editing-duration>
    <meta:editing-cycles>134</meta:editing-cycles>
    <meta:generator>LibreOffice/6.4.7.2$Linux_X86_64 LibreOffice_project/40$Build-2</meta:generator>
    <meta:document-statistic meta:table-count="0" meta:image-count="0" meta:object-count="0" meta:page-count="8" meta:paragraph-count="299" meta:word-count="1140" meta:character-count="13930" meta:non-whitespace-character-count="13160"/>
  </office:meta>
</office:document-meta>
</file>